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27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28" style:family="paragraph" style:parent-style-name="Standard">
      <style:paragraph-properties fo:text-align="center" style:justify-single-word="false"/>
      <style:text-properties style:font-name="Liberation Serif" officeooo:rsid="001113ed" officeooo:paragraph-rsid="00bfe905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rsid="001113ed" officeooo:paragraph-rsid="00c4a903"/>
    </style:style>
    <style:style style:name="P30" style:family="paragraph" style:parent-style-name="Standard">
      <style:paragraph-properties fo:text-align="center" style:justify-single-word="false"/>
      <style:text-properties style:font-name="Liberation Serif" officeooo:rsid="001113ed" officeooo:paragraph-rsid="00c70218"/>
    </style:style>
    <style:style style:name="P31" style:family="paragraph" style:parent-style-name="Standard">
      <style:paragraph-properties fo:text-align="center" style:justify-single-word="false"/>
      <style:text-properties style:font-name="Liberation Serif" officeooo:rsid="001113ed" officeooo:paragraph-rsid="00c98ace"/>
    </style:style>
    <style:style style:name="P32" style:family="paragraph" style:parent-style-name="Standard">
      <style:paragraph-properties fo:text-align="center" style:justify-single-word="false"/>
      <style:text-properties style:font-name="Liberation Serif" officeooo:rsid="001113ed" officeooo:paragraph-rsid="00cb57ff"/>
    </style:style>
    <style:style style:name="P33" style:family="paragraph" style:parent-style-name="Standard">
      <style:paragraph-properties fo:text-align="center" style:justify-single-word="false"/>
      <style:text-properties style:font-name="Liberation Serif" officeooo:rsid="001113ed" officeooo:paragraph-rsid="00d0603e"/>
    </style:style>
    <style:style style:name="P34" style:family="paragraph" style:parent-style-name="Standard">
      <style:paragraph-properties fo:text-align="center" style:justify-single-word="false"/>
      <style:text-properties style:font-name="Liberation Serif" officeooo:rsid="001113ed" officeooo:paragraph-rsid="00d5fdb6"/>
    </style:style>
    <style:style style:name="P35" style:family="paragraph" style:parent-style-name="Standard">
      <style:paragraph-properties fo:text-align="center" style:justify-single-word="false"/>
      <style:text-properties style:font-name="Liberation Serif" officeooo:rsid="001113ed" officeooo:paragraph-rsid="00dcd1aa"/>
    </style:style>
    <style:style style:name="P36" style:family="paragraph" style:parent-style-name="Standard">
      <style:paragraph-properties fo:text-align="center" style:justify-single-word="false"/>
      <style:text-properties style:font-name="Liberation Serif" officeooo:rsid="001113ed" officeooo:paragraph-rsid="00e0b15e"/>
    </style:style>
    <style:style style:name="P37" style:family="paragraph" style:parent-style-name="Standard">
      <style:paragraph-properties fo:text-align="center" style:justify-single-word="false"/>
      <style:text-properties style:font-name="Liberation Serif" officeooo:rsid="001113ed" officeooo:paragraph-rsid="00e3bb83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74" style:family="paragraph" style:parent-style-name="Standard">
      <style:text-properties style:font-name="Liberation Serif" officeooo:rsid="001113ed" officeooo:paragraph-rsid="001113ed"/>
    </style:style>
    <style:style style:name="P75" style:family="paragraph" style:parent-style-name="Standard">
      <style:text-properties style:font-name="Liberation Serif" officeooo:rsid="00146fdd" officeooo:paragraph-rsid="00146fdd"/>
    </style:style>
    <style:style style:name="P76" style:family="paragraph" style:parent-style-name="Standard">
      <style:text-properties style:font-name="Liberation Serif" officeooo:rsid="00146fdd" officeooo:paragraph-rsid="001816b6"/>
    </style:style>
    <style:style style:name="P77" style:family="paragraph" style:parent-style-name="Standard">
      <style:text-properties style:font-name="Liberation Serif" officeooo:rsid="00146fdd" officeooo:paragraph-rsid="001944bd"/>
    </style:style>
    <style:style style:name="P78" style:family="paragraph" style:parent-style-name="Standard">
      <style:text-properties style:font-name="Liberation Serif" officeooo:rsid="001944bd" officeooo:paragraph-rsid="001944bd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17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21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25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34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36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37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38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39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40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41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42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43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44" style:family="paragraph" style:parent-style-name="Standard">
      <style:text-properties officeooo:rsid="00146fdd" officeooo:paragraph-rsid="001816b6"/>
    </style:style>
    <style:style style:name="P145" style:family="paragraph" style:parent-style-name="Standard">
      <style:text-properties officeooo:rsid="00146fdd" officeooo:paragraph-rsid="001944bd"/>
    </style:style>
    <style:style style:name="P146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47" style:family="paragraph" style:parent-style-name="Standard">
      <style:text-properties officeooo:paragraph-rsid="002ec8d4"/>
    </style:style>
    <style:style style:name="P148" style:family="paragraph" style:parent-style-name="Standard">
      <style:text-properties officeooo:paragraph-rsid="0074aa46"/>
    </style:style>
    <style:style style:name="P149" style:family="paragraph" style:parent-style-name="Standard">
      <style:text-properties officeooo:paragraph-rsid="0079f35b"/>
    </style:style>
    <style:style style:name="P150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51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52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54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56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57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58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59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60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fe905"/>
    </style:style>
    <style:style style:name="P161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4a903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" officeooo:rsid="00bfe905" officeooo:paragraph-rsid="00bfe905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" officeooo:rsid="00c1bc0e" officeooo:paragraph-rsid="00c1bc0e"/>
    </style:style>
    <style:style style:name="P172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173" style:family="paragraph" style:parent-style-name="Standard">
      <style:paragraph-properties fo:text-align="start" style:justify-single-word="false"/>
      <style:text-properties style:text-position="0% 100%" style:font-name="Liberation Serif" officeooo:rsid="00c70218" officeooo:paragraph-rsid="00c70218"/>
    </style:style>
    <style:style style:name="P174" style:family="paragraph" style:parent-style-name="Standard">
      <style:paragraph-properties fo:text-align="start" style:justify-single-word="false"/>
      <style:text-properties style:text-position="0% 100%" style:font-name="Liberation Serif" officeooo:rsid="00c83346" officeooo:paragraph-rsid="00c83346"/>
    </style:style>
    <style:style style:name="P175" style:family="paragraph" style:parent-style-name="Standard">
      <style:paragraph-properties fo:text-align="start" style:justify-single-word="false"/>
      <style:text-properties style:text-position="0% 100%" style:font-name="Liberation Serif" officeooo:rsid="00c98ace" officeooo:paragraph-rsid="00c98ace"/>
    </style:style>
    <style:style style:name="P176" style:family="paragraph" style:parent-style-name="Standard">
      <style:paragraph-properties fo:text-align="start" style:justify-single-word="false"/>
      <style:text-properties style:text-position="0% 100%" style:font-name="Liberation Serif" officeooo:rsid="00cb57ff" officeooo:paragraph-rsid="00cb57ff"/>
    </style:style>
    <style:style style:name="P177" style:family="paragraph" style:parent-style-name="Standard">
      <style:paragraph-properties fo:text-align="start" style:justify-single-word="false"/>
      <style:text-properties style:text-position="0% 100%" style:font-name="Liberation Serif" officeooo:rsid="00cca40a" officeooo:paragraph-rsid="00cca40a"/>
    </style:style>
    <style:style style:name="P178" style:family="paragraph" style:parent-style-name="Standard">
      <style:paragraph-properties fo:text-align="start" style:justify-single-word="false"/>
      <style:text-properties officeooo:paragraph-rsid="00b02c56"/>
    </style:style>
    <style:style style:name="P17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4a903" officeooo:paragraph-rsid="00c4a903"/>
    </style:style>
    <style:style style:name="P180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70218"/>
    </style:style>
    <style:style style:name="P18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98ace"/>
    </style:style>
    <style:style style:name="P18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b57ff"/>
    </style:style>
    <style:style style:name="P18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0603e"/>
    </style:style>
    <style:style style:name="P18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5fdb6"/>
    </style:style>
    <style:style style:name="P18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cd1aa"/>
    </style:style>
    <style:style style:name="P186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e0b15e"/>
    </style:style>
    <style:style style:name="P18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e3bb83"/>
    </style:style>
    <style:style style:name="P18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83346" officeooo:paragraph-rsid="00c83346"/>
    </style:style>
    <style:style style:name="P18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98ace" officeooo:paragraph-rsid="00c98ace"/>
    </style:style>
    <style:style style:name="P19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0603e"/>
    </style:style>
    <style:style style:name="P19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217a1"/>
    </style:style>
    <style:style style:name="P19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ca40a" officeooo:paragraph-rsid="00cca40a"/>
    </style:style>
    <style:style style:name="P19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1f859" officeooo:paragraph-rsid="00d5bd8a"/>
    </style:style>
    <style:style style:name="P19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5fdb6" officeooo:paragraph-rsid="00dacacf"/>
    </style:style>
    <style:style style:name="P19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807fc"/>
    </style:style>
    <style:style style:name="P19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9cbdd"/>
    </style:style>
    <style:style style:name="P19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cd1aa"/>
    </style:style>
    <style:style style:name="P19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d9043"/>
    </style:style>
    <style:style style:name="P19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d9043" officeooo:paragraph-rsid="00dd9043"/>
    </style:style>
    <style:style style:name="P20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0b15e" officeooo:paragraph-rsid="00e0b15e"/>
    </style:style>
    <style:style style:name="P20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2a9e1" officeooo:paragraph-rsid="00e2a9e1"/>
    </style:style>
    <style:style style:name="P20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3bb83" officeooo:paragraph-rsid="00e3bb83"/>
    </style:style>
    <style:style style:name="P20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3bb83" officeooo:paragraph-rsid="00e4c046"/>
    </style:style>
    <style:style style:name="P20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e936ac"/>
    </style:style>
    <style:style style:name="P20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f31148"/>
    </style:style>
    <style:style style:name="P20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f3968d"/>
    </style:style>
    <style:style style:name="P20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ee5204" officeooo:paragraph-rsid="00ee5204"/>
    </style:style>
    <style:style style:name="P20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e6033" officeooo:paragraph-rsid="00f1a84a"/>
    </style:style>
    <style:style style:name="P20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1a84a" officeooo:paragraph-rsid="00f1a84a"/>
    </style:style>
    <style:style style:name="P21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3968d" officeooo:paragraph-rsid="00f3968d"/>
    </style:style>
    <style:style style:name="P21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3968d" officeooo:paragraph-rsid="00f4e9dd"/>
    </style:style>
    <style:style style:name="P21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4e9dd" officeooo:paragraph-rsid="00f4e9dd"/>
    </style:style>
    <style:style style:name="P2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4e9dd" officeooo:paragraph-rsid="00f849fc"/>
    </style:style>
    <style:style style:name="P2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49fc" officeooo:paragraph-rsid="00f849fc"/>
    </style:style>
    <style:style style:name="P21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8f41d"/>
    </style:style>
    <style:style style:name="P2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99203"/>
    </style:style>
    <style:style style:name="P217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218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219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220" style:family="paragraph" style:parent-style-name="Table_20_Contents">
      <style:paragraph-properties fo:text-align="center" style:justify-single-word="false"/>
    </style:style>
    <style:style style:name="P221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222" style:family="paragraph" style:parent-style-name="Table_20_Contents">
      <style:text-properties officeooo:rsid="001bd6d8" officeooo:paragraph-rsid="001bd6d8"/>
    </style:style>
    <style:style style:name="P223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224" style:family="paragraph" style:parent-style-name="Table_20_Contents">
      <style:paragraph-properties fo:text-align="end" style:justify-single-word="false"/>
    </style:style>
    <style:style style:name="P225" style:family="paragraph" style:parent-style-name="Table_20_Contents">
      <style:paragraph-properties fo:text-align="start" style:justify-single-word="false"/>
    </style:style>
    <style:style style:name="P226" style:family="paragraph" style:parent-style-name="Table_20_Contents">
      <style:text-properties officeooo:rsid="001c9de3" officeooo:paragraph-rsid="001c9de3"/>
    </style:style>
    <style:style style:name="P227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228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229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2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7" style:family="paragraph" style:parent-style-name="Text_20_body">
      <style:text-properties officeooo:paragraph-rsid="00b1907a"/>
    </style:style>
    <style:style style:name="P25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1eba" officeooo:paragraph-rsid="00f849fc"/>
    </style:style>
    <style:style style:name="P25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99203"/>
    </style:style>
    <style:style style:name="P260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fbc469"/>
    </style:style>
    <style:style style:name="P26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3156c"/>
    </style:style>
    <style:style style:name="P26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2410d" officeooo:paragraph-rsid="0102410d"/>
    </style:style>
    <style:style style:name="P26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0fbc469" officeooo:paragraph-rsid="00fbc469" style:font-size-asian="12pt" style:font-size-complex="12pt"/>
    </style:style>
    <style:style style:name="P26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0fcf0c7" officeooo:paragraph-rsid="0102410d" style:font-size-asian="12pt" style:font-size-complex="12pt"/>
    </style:style>
    <style:style style:name="P26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102410d" officeooo:paragraph-rsid="0102410d" style:font-size-asian="12pt" style:font-size-complex="12pt"/>
    </style:style>
    <style:style style:name="P26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4d79c" officeooo:paragraph-rsid="0104d79c"/>
    </style:style>
    <style:style style:name="P26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4d79c" officeooo:paragraph-rsid="010635cd"/>
    </style:style>
    <style:style style:name="P268" style:family="paragraph" style:parent-style-name="Standard">
      <style:paragraph-properties fo:text-align="center" style:justify-single-word="false"/>
      <style:text-properties style:font-name="Liberation Serif" officeooo:rsid="001113ed" officeooo:paragraph-rsid="00fbc469"/>
    </style:style>
    <style:style style:name="P269" style:family="paragraph" style:parent-style-name="Standard">
      <style:paragraph-properties fo:text-align="center" style:justify-single-word="false"/>
      <style:text-properties style:font-name="Liberation Serif" officeooo:rsid="001113ed" officeooo:paragraph-rsid="0103156c"/>
    </style:style>
    <style:style style:name="P270" style:family="paragraph" style:parent-style-name="Standard">
      <style:paragraph-properties fo:text-align="start" style:justify-single-word="false"/>
      <style:text-properties fo:font-size="12pt" officeooo:paragraph-rsid="0102410d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style:text-position="super 58%" officeooo:rsid="00c303b1"/>
    </style:style>
    <style:style style:name="T61" style:family="text">
      <style:text-properties style:text-position="super 58%" officeooo:rsid="00c54985"/>
    </style:style>
    <style:style style:name="T62" style:family="text">
      <style:text-properties style:text-position="super 58%" officeooo:rsid="00d3dd7e"/>
    </style:style>
    <style:style style:name="T63" style:family="text">
      <style:text-properties style:text-position="super 58%" officeooo:rsid="00d43713"/>
    </style:style>
    <style:style style:name="T64" style:family="text">
      <style:text-properties style:text-position="super 58%" officeooo:rsid="00d53dc0"/>
    </style:style>
    <style:style style:name="T65" style:family="text">
      <style:text-properties style:text-position="super 58%" officeooo:rsid="00d5bd8a"/>
    </style:style>
    <style:style style:name="T66" style:family="text">
      <style:text-properties style:text-position="super 58%" officeooo:rsid="00d9c923"/>
    </style:style>
    <style:style style:name="T67" style:family="text">
      <style:text-properties style:text-position="super 58%" officeooo:rsid="00d9cbdd"/>
    </style:style>
    <style:style style:name="T68" style:family="text">
      <style:text-properties style:text-position="super 58%" officeooo:rsid="00da6468"/>
    </style:style>
    <style:style style:name="T69" style:family="text">
      <style:text-properties style:text-position="super 58%" officeooo:rsid="00dd9043"/>
    </style:style>
    <style:style style:name="T70" style:family="text">
      <style:text-properties style:text-position="super 58%" officeooo:rsid="00e2a9e1"/>
    </style:style>
    <style:style style:name="T71" style:family="text">
      <style:text-properties style:text-position="super 58%" officeooo:rsid="00e4c046"/>
    </style:style>
    <style:style style:name="T72" style:family="text">
      <style:text-properties style:text-position="super 58%" officeooo:rsid="00e936ac"/>
    </style:style>
    <style:style style:name="T73" style:family="text">
      <style:text-properties style:text-position="super 58%" officeooo:rsid="00eaca85"/>
    </style:style>
    <style:style style:name="T74" style:family="text">
      <style:text-properties style:text-position="super 58%" officeooo:rsid="00ebdb7a"/>
    </style:style>
    <style:style style:name="T75" style:family="text">
      <style:text-properties style:text-position="super 58%" officeooo:rsid="00f1a84a"/>
    </style:style>
    <style:style style:name="T76" style:family="text">
      <style:text-properties style:text-position="super 58%" officeooo:rsid="00ee6033"/>
    </style:style>
    <style:style style:name="T77" style:family="text">
      <style:text-properties style:text-position="super 58%" officeooo:rsid="00f31148"/>
    </style:style>
    <style:style style:name="T78" style:family="text">
      <style:text-properties style:text-position="super 58%" officeooo:rsid="00f3968d"/>
    </style:style>
    <style:style style:name="T79" style:family="text">
      <style:text-properties style:text-position="super 58%" officeooo:rsid="00f4e9dd"/>
    </style:style>
    <style:style style:name="T80" style:family="text">
      <style:text-properties style:text-position="super 58%" officeooo:rsid="00f626ba"/>
    </style:style>
    <style:style style:name="T81" style:family="text">
      <style:text-properties style:text-position="super 58%" officeooo:rsid="00f81eba"/>
    </style:style>
    <style:style style:name="T82" style:family="text">
      <style:text-properties style:text-position="super 58%" officeooo:rsid="00f99203"/>
    </style:style>
    <style:style style:name="T83" style:family="text">
      <style:text-properties style:text-position="super 58%" officeooo:rsid="00fe7b01"/>
    </style:style>
    <style:style style:name="T84" style:family="text">
      <style:text-properties style:text-position="super 58%" officeooo:rsid="010129a7"/>
    </style:style>
    <style:style style:name="T85" style:family="text">
      <style:text-properties style:text-position="super 58%" officeooo:rsid="0105085b"/>
    </style:style>
    <style:style style:name="T86" style:family="text">
      <style:text-properties style:text-position="super 58%" officeooo:rsid="010635cd"/>
    </style:style>
    <style:style style:name="T87" style:family="text">
      <style:text-properties officeooo:rsid="007890e3"/>
    </style:style>
    <style:style style:name="T88" style:family="text">
      <style:text-properties officeooo:rsid="0078ae39"/>
    </style:style>
    <style:style style:name="T89" style:family="text">
      <style:text-properties officeooo:rsid="0079f35b"/>
    </style:style>
    <style:style style:name="T90" style:family="text">
      <style:text-properties officeooo:rsid="007cdc20"/>
    </style:style>
    <style:style style:name="T91" style:family="text">
      <style:text-properties officeooo:rsid="007e9927"/>
    </style:style>
    <style:style style:name="T92" style:family="text">
      <style:text-properties officeooo:rsid="008980c4"/>
    </style:style>
    <style:style style:name="T93" style:family="text">
      <style:text-properties officeooo:rsid="008a36e2"/>
    </style:style>
    <style:style style:name="T94" style:family="text">
      <style:text-properties officeooo:rsid="008af5f5"/>
    </style:style>
    <style:style style:name="T95" style:family="text">
      <style:text-properties officeooo:rsid="008d6ef4"/>
    </style:style>
    <style:style style:name="T96" style:family="text">
      <style:text-properties officeooo:rsid="008ef787"/>
    </style:style>
    <style:style style:name="T97" style:family="text">
      <style:text-properties style:font-name="Liberation Serif1" officeooo:rsid="008ef787" style:font-name-asian="Liberation Serif1" style:font-name-complex="Liberation Serif1"/>
    </style:style>
    <style:style style:name="T98" style:family="text">
      <style:text-properties officeooo:rsid="0090ad07"/>
    </style:style>
    <style:style style:name="T99" style:family="text">
      <style:text-properties officeooo:rsid="00911ae0"/>
    </style:style>
    <style:style style:name="T100" style:family="text">
      <style:text-properties officeooo:rsid="0092dc70"/>
    </style:style>
    <style:style style:name="T101" style:family="text">
      <style:text-properties officeooo:rsid="0099bfd7"/>
    </style:style>
    <style:style style:name="T102" style:family="text">
      <style:text-properties style:text-position="0% 100%"/>
    </style:style>
    <style:style style:name="T103" style:family="text">
      <style:text-properties style:text-position="0% 100%" officeooo:rsid="009c9016"/>
    </style:style>
    <style:style style:name="T104" style:family="text">
      <style:text-properties style:text-position="0% 100%" officeooo:rsid="009e7747"/>
    </style:style>
    <style:style style:name="T105" style:family="text">
      <style:text-properties style:text-position="0% 100%" officeooo:rsid="009f5bbf"/>
    </style:style>
    <style:style style:name="T106" style:family="text">
      <style:text-properties style:text-position="0% 100%" officeooo:rsid="00a1b1a9"/>
    </style:style>
    <style:style style:name="T107" style:family="text">
      <style:text-properties officeooo:rsid="00a3e5e2"/>
    </style:style>
    <style:style style:name="T108" style:family="text">
      <style:text-properties officeooo:rsid="00b1907a"/>
    </style:style>
    <style:style style:name="T109" style:family="text">
      <style:text-properties officeooo:rsid="00b24320"/>
    </style:style>
    <style:style style:name="T110" style:family="text">
      <style:text-properties officeooo:rsid="00b98130"/>
    </style:style>
    <style:style style:name="T111" style:family="text">
      <style:text-properties officeooo:rsid="00bb9b0d"/>
    </style:style>
    <style:style style:name="T112" style:family="text">
      <style:text-properties officeooo:rsid="00bfe905"/>
    </style:style>
    <style:style style:name="T113" style:family="text">
      <style:text-properties officeooo:rsid="00c303b1"/>
    </style:style>
    <style:style style:name="T114" style:family="text">
      <style:text-properties style:text-line-through-style="none" style:text-line-through-type="none"/>
    </style:style>
    <style:style style:name="T115" style:family="text">
      <style:text-properties style:text-line-through-style="none" style:text-line-through-type="none" style:text-position="super 58%"/>
    </style:style>
    <style:style style:name="T116" style:family="text">
      <style:text-properties style:text-line-through-style="none" style:text-line-through-type="none" style:text-position="super 58%" officeooo:rsid="00c3cdcd"/>
    </style:style>
    <style:style style:name="T117" style:family="text">
      <style:text-properties style:text-line-through-style="none" style:text-line-through-type="none" style:text-position="super 58%" officeooo:rsid="00c54985"/>
    </style:style>
    <style:style style:name="T118" style:family="text">
      <style:text-properties style:text-line-through-style="none" style:text-line-through-type="none" style:text-position="super 58%" officeooo:rsid="00c83346"/>
    </style:style>
    <style:style style:name="T119" style:family="text">
      <style:text-properties style:text-line-through-style="none" style:text-line-through-type="none" style:text-position="super 58%" style:font-name="Liberation Serif" officeooo:rsid="010129a7"/>
    </style:style>
    <style:style style:name="T120" style:family="text">
      <style:text-properties style:text-line-through-style="none" style:text-line-through-type="none" officeooo:rsid="00c3cdcd"/>
    </style:style>
    <style:style style:name="T121" style:family="text">
      <style:text-properties style:text-line-through-style="none" style:text-line-through-type="none" officeooo:rsid="00c54985"/>
    </style:style>
    <style:style style:name="T122" style:family="text">
      <style:text-properties style:text-line-through-style="none" style:text-line-through-type="none" officeooo:rsid="00c83346"/>
    </style:style>
    <style:style style:name="T123" style:family="text">
      <style:text-properties style:text-line-through-style="none" style:text-line-through-type="none" officeooo:rsid="00ce3caf"/>
    </style:style>
    <style:style style:name="T124" style:family="text">
      <style:text-properties style:text-line-through-style="none" style:text-line-through-type="none" style:text-position="0% 100%" style:font-name="Liberation Serif" officeooo:rsid="010129a7"/>
    </style:style>
    <style:style style:name="T125" style:family="text">
      <style:text-properties style:text-line-through-style="none" style:text-line-through-type="none" style:text-position="0% 100%" style:font-name="Liberation Serif" officeooo:rsid="0102410d"/>
    </style:style>
    <style:style style:name="T126" style:family="text">
      <style:text-properties officeooo:rsid="00c4a903"/>
    </style:style>
    <style:style style:name="T127" style:family="text">
      <style:text-properties officeooo:rsid="00c54985"/>
    </style:style>
    <style:style style:name="T128" style:family="text">
      <style:text-properties officeooo:rsid="00c70218"/>
    </style:style>
    <style:style style:name="T129" style:family="text">
      <style:text-properties officeooo:rsid="00c98ace"/>
    </style:style>
    <style:style style:name="T130" style:family="text">
      <style:text-properties officeooo:rsid="00cb57ff"/>
    </style:style>
    <style:style style:name="T131" style:family="text">
      <style:text-properties officeooo:rsid="00d0603e"/>
    </style:style>
    <style:style style:name="T132" style:family="text">
      <style:text-properties officeooo:rsid="00d3dd7e"/>
    </style:style>
    <style:style style:name="T133" style:family="text">
      <style:text-properties officeooo:rsid="00d43713"/>
    </style:style>
    <style:style style:name="T134" style:family="text">
      <style:text-properties officeooo:rsid="00d53dc0"/>
    </style:style>
    <style:style style:name="T135" style:family="text">
      <style:text-properties officeooo:rsid="00d5bd8a"/>
    </style:style>
    <style:style style:name="T136" style:family="text">
      <style:text-properties officeooo:rsid="00d5fdb6"/>
    </style:style>
    <style:style style:name="T137" style:family="text">
      <style:text-properties officeooo:rsid="00d9c923"/>
    </style:style>
    <style:style style:name="T138" style:family="text">
      <style:text-properties officeooo:rsid="00d9cbdd"/>
    </style:style>
    <style:style style:name="T139" style:family="text">
      <style:text-properties officeooo:rsid="00da6468"/>
    </style:style>
    <style:style style:name="T140" style:family="text">
      <style:text-properties officeooo:rsid="00dd9043"/>
    </style:style>
    <style:style style:name="T141" style:family="text">
      <style:text-properties officeooo:rsid="00e2a9e1"/>
    </style:style>
    <style:style style:name="T142" style:family="text">
      <style:text-properties officeooo:rsid="00e4c046"/>
    </style:style>
    <style:style style:name="T143" style:family="text">
      <style:text-properties officeooo:rsid="00e8c7df"/>
    </style:style>
    <style:style style:name="T144" style:family="text">
      <style:text-properties officeooo:rsid="00e936ac"/>
    </style:style>
    <style:style style:name="T145" style:family="text">
      <style:text-properties officeooo:rsid="00eaca85"/>
    </style:style>
    <style:style style:name="T146" style:family="text">
      <style:text-properties officeooo:rsid="00ebdb7a"/>
    </style:style>
    <style:style style:name="T147" style:family="text">
      <style:text-properties officeooo:rsid="00ee6033"/>
    </style:style>
    <style:style style:name="T148" style:family="text">
      <style:text-properties officeooo:rsid="00f1a84a"/>
    </style:style>
    <style:style style:name="T149" style:family="text">
      <style:text-properties officeooo:rsid="00f31148"/>
    </style:style>
    <style:style style:name="T150" style:family="text">
      <style:text-properties officeooo:rsid="00f3968d"/>
    </style:style>
    <style:style style:name="T151" style:family="text">
      <style:text-properties officeooo:rsid="00f4e9dd"/>
    </style:style>
    <style:style style:name="T152" style:family="text">
      <style:text-properties officeooo:rsid="00f81eba"/>
    </style:style>
    <style:style style:name="T153" style:family="text">
      <style:text-properties officeooo:rsid="00f849fc"/>
    </style:style>
    <style:style style:name="T154" style:family="text">
      <style:text-properties officeooo:rsid="00f99203"/>
    </style:style>
    <style:style style:name="T155" style:family="text">
      <style:text-properties officeooo:rsid="00fe7b01"/>
    </style:style>
    <style:style style:name="T156" style:family="text">
      <style:text-properties officeooo:rsid="0100585c"/>
    </style:style>
    <style:style style:name="T157" style:family="text">
      <style:text-properties officeooo:rsid="010129a7"/>
    </style:style>
    <style:style style:name="T158" style:family="text">
      <style:text-properties style:use-window-font-color="true" style:text-outline="false" style:font-name="OpenSans-Regular" fo:font-size="18pt" fo:letter-spacing="normal" officeooo:rsid="010129a7" style:letter-kerning="false" style:font-size-asian="18pt"/>
    </style:style>
    <style:style style:name="T159" style:family="text">
      <style:text-properties style:use-window-font-color="true" style:text-outline="false" style:font-name="OpenSans-Regular" fo:letter-spacing="normal" officeooo:rsid="010129a7" style:letter-kerning="false"/>
    </style:style>
    <style:style style:name="T160" style:family="text">
      <style:text-properties style:use-window-font-color="true" style:text-outline="false" style:font-name="OpenSans-Regular" fo:letter-spacing="normal" style:letter-kerning="false"/>
    </style:style>
    <style:style style:name="T161" style:family="text">
      <style:text-properties style:use-window-font-color="true" style:text-outline="false" style:text-line-through-style="none" style:text-line-through-type="none" style:text-position="0% 100%" style:font-name="OpenSans-Regular" fo:letter-spacing="normal" officeooo:rsid="010129a7" style:letter-kerning="false"/>
    </style:style>
    <style:style style:name="T162" style:family="text">
      <style:text-properties style:use-window-font-color="true" style:text-outline="false" style:text-line-through-style="none" style:text-line-through-type="none" style:text-position="0% 100%" style:font-name="OpenSans-Regular" fo:letter-spacing="normal" fo:font-style="normal" fo:font-weight="normal" officeooo:rsid="010129a7" style:letter-kerning="false" style:font-style-asian="normal" style:font-weight-asian="normal"/>
    </style:style>
    <style:style style:name="T163" style:family="text">
      <style:text-properties style:use-window-font-color="true" style:text-outline="false" style:text-line-through-style="none" style:text-line-through-type="none" style:text-position="0% 100%" style:font-name="Liberation Serif" fo:letter-spacing="normal" fo:font-style="normal" fo:font-weight="normal" officeooo:rsid="0102410d" style:letter-kerning="false" style:font-style-asian="normal" style:font-weight-asian="normal"/>
    </style:style>
    <style:style style:name="T164" style:family="text">
      <style:text-properties style:use-window-font-color="true" style:text-outline="false" style:font-name="Liberation Mono" fo:letter-spacing="normal" fo:font-style="normal" fo:font-weight="normal" officeooo:rsid="010129a7" style:letter-kerning="false" style:font-style-asian="normal" style:font-weight-asian="normal"/>
    </style:style>
    <style:style style:name="T165" style:family="text">
      <style:text-properties officeooo:rsid="0105085b"/>
    </style:style>
    <style:style style:name="T166" style:family="text">
      <style:text-properties officeooo:rsid="010635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38">Задача 1.</text:p>
      <text:p text:style-name="P38"/>
      <text:p text:style-name="P38"><draw:frame draw:style-name="fr1" draw:name="Object1" text:anchor-type="as-char" svg:y="-0.619cm" svg:width="1.602cm" svg:height="0.998cm" draw:z-index="5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4"/>
      <text:p text:style-name="P75">Задача 2.</text:p>
      <text:p text:style-name="P75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217">S</text:p>
          </table:table-cell>
          <table:table-cell table:style-name="Table1.A1" office:value-type="string">
            <text:p text:style-name="P218">V</text:p>
          </table:table-cell>
          <table:table-cell table:style-name="Table1.A1" office:value-type="string">
            <text:p text:style-name="P227">v</text:p>
          </table:table-cell>
          <table:table-cell table:style-name="Table1.D1" office:value-type="string">
            <text:p text:style-name="P220"><draw:frame draw:style-name="fr1" draw:name="Object9" text:anchor-type="as-char" svg:y="-0.619cm" svg:width="1.184cm" svg:height="0.998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18">900</text:p>
          </table:table-cell>
          <table:table-cell table:style-name="Table1.A2" office:value-type="string">
            <text:p text:style-name="P218">16</text:p>
          </table:table-cell>
          <table:table-cell table:style-name="Table1.A2" office:value-type="string">
            <text:p text:style-name="P218">4</text:p>
          </table:table-cell>
          <table:table-cell table:style-name="Table1.D2" office:value-type="string">
            <text:p text:style-name="P221">75</text:p>
          </table:table-cell>
        </table:table-row>
        <table:table-row>
          <table:table-cell table:style-name="Table1.A2" office:value-type="string">
            <text:p text:style-name="P218">300</text:p>
          </table:table-cell>
          <table:table-cell table:style-name="Table1.A2" office:value-type="string">
            <text:p text:style-name="P218">15</text:p>
          </table:table-cell>
          <table:table-cell table:style-name="Table1.A2" office:value-type="string">
            <text:p text:style-name="P218">3</text:p>
          </table:table-cell>
          <table:table-cell table:style-name="Table1.D2" office:value-type="string">
            <text:p text:style-name="P221">25</text:p>
          </table:table-cell>
        </table:table-row>
        <table:table-row>
          <table:table-cell table:style-name="Table1.A2" office:value-type="string">
            <text:p text:style-name="P218">350</text:p>
          </table:table-cell>
          <table:table-cell table:style-name="Table1.A2" office:value-type="string">
            <text:p text:style-name="P218">14</text:p>
          </table:table-cell>
          <table:table-cell table:style-name="Table1.A2" office:value-type="string">
            <text:p text:style-name="P218">3,5</text:p>
          </table:table-cell>
          <table:table-cell table:style-name="Table1.D2" office:value-type="string">
            <text:p text:style-name="P220"><draw:frame draw:style-name="fr1" draw:name="Object11" text:anchor-type="as-char" svg:y="-0.619cm" svg:width="0.974cm" svg:height="0.99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18">210</text:p>
          </table:table-cell>
          <table:table-cell table:style-name="Table1.A2" office:value-type="string">
            <text:p text:style-name="P218">12</text:p>
          </table:table-cell>
          <table:table-cell table:style-name="Table1.A2" office:value-type="string">
            <text:p text:style-name="P218">3,1</text:p>
          </table:table-cell>
          <table:table-cell table:style-name="Table1.D2" office:value-type="string">
            <text:p text:style-name="P220"><draw:frame draw:style-name="fr1" draw:name="Object12" text:anchor-type="as-char" svg:y="-0.619cm" svg:width="1.189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18">120</text:p>
          </table:table-cell>
          <table:table-cell table:style-name="Table1.A2" office:value-type="string">
            <text:p text:style-name="P218">13,5</text:p>
          </table:table-cell>
          <table:table-cell table:style-name="Table1.A2" office:value-type="string">
            <text:p text:style-name="P220"><draw:frame draw:style-name="fr1" draw:name="Object10" text:anchor-type="as-char" svg:y="-0.619cm" svg:width="0.762cm" svg:height="0.99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220"><draw:frame draw:style-name="fr1" draw:name="Object13" text:anchor-type="as-char" svg:y="-0.619cm" svg:width="1.171cm" svg:height="0.99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75"/>
      <text:p text:style-name="P144"><text:span text:style-name="T1">Задача </text:span><text:span text:style-name="T2">3</text:span><text:span text:style-name="T1">.</text:span></text:p>
      <text:p text:style-name="P76"/>
      <text:p text:style-name="P76"><draw:frame draw:style-name="fr1" draw:name="Object14" text:anchor-type="as-char" svg:y="-0.619cm" svg:width="1.118cm" svg:height="0.9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6"/>
      <text:p text:style-name="P145"><text:span text:style-name="T1">Задача </text:span><text:span text:style-name="T3">4</text:span><text:span text:style-name="T1">.</text:span></text:p>
      <text:p text:style-name="P77"/>
      <text:p text:style-name="P145"><text:span text:style-name="T1"><draw:frame draw:style-name="fr1" draw:name="Object15" text:anchor-type="as-char" svg:y="-0.619cm" svg:width="1.221cm" svg:height="0.99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2"/>
          </table:table-cell>
          <table:table-cell table:style-name="Table2.B1" office:value-type="string">
            <text:p text:style-name="P222">250</text:p>
          </table:table-cell>
          <table:table-cell table:style-name="Table2.C1" office:value-type="string">
            <text:p text:style-name="P222">18</text:p>
          </table:table-cell>
        </table:table-row>
        <table:table-row>
          <table:table-cell table:style-name="Table2.A1" office:value-type="string">
            <text:p text:style-name="P223">-</text:p>
          </table:table-cell>
          <table:table-cell table:style-name="Table2.B2" office:value-type="string">
            <text:p text:style-name="P222">18</text:p>
          </table:table-cell>
          <table:table-cell table:style-name="Table2.A1" office:value-type="string">
            <text:p text:style-name="P222">1<text:span text:style-name="T7">3.(8)</text:span></text:p>
          </table:table-cell>
        </table:table-row>
        <table:table-row>
          <table:table-cell table:style-name="Table2.A1" office:value-type="string">
            <text:p text:style-name="P224">-</text:p>
          </table:table-cell>
          <table:table-cell table:style-name="Table2.A1" office:value-type="string">
            <text:p text:style-name="P225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222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4">-</text:p>
          </table:table-cell>
          <table:table-cell table:style-name="Table2.A1" office:value-type="string">
            <text:p text:style-name="P222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226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26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46"><text:soft-page-break/><text:span text:style-name="T1">§ </text:span><text:span text:style-name="T4">2</text:span></text:p>
      <text:p text:style-name="P39"/>
      <text:p text:style-name="P40">Задача 1.</text:p>
      <text:p text:style-name="P40"/>
      <text:p text:style-name="P79">a = b + c</text:p>
      <text:p text:style-name="P79"/>
      <text:p text:style-name="P40">Задача <text:span text:style-name="T8">2</text:span>.</text:p>
      <text:p text:style-name="P40"/>
      <text:p text:style-name="P79">S = k * n</text:p>
      <text:p text:style-name="P79"/>
      <text:p text:style-name="P40">Задача <text:span text:style-name="T8">3</text:span>.</text:p>
      <text:p text:style-name="P40"/>
      <text:p text:style-name="P79"><text:span text:style-name="T10">a</text:span> = b <text:span text:style-name="T10">+ c</text:span></text:p>
      <text:p text:style-name="P79"/>
      <text:p text:style-name="P79"><text:s/><text:span text:style-name="T9">Задача </text:span>4<text:span text:style-name="T9">.</text:span></text:p>
      <text:p text:style-name="P79"/>
      <text:p text:style-name="P79">S = v * t</text:p>
      <text:p text:style-name="P79"/>
      <text:p text:style-name="P79"><text:s/><text:span text:style-name="T9">Задача </text:span>5<text:span text:style-name="T9">.</text:span></text:p>
      <text:p text:style-name="P79"/>
      <text:p text:style-name="P79">p = m * n</text:p>
      <text:p text:style-name="P79"/>
      <text:p text:style-name="P3"/>
      <text:p text:style-name="P3">§ <text:span text:style-name="T11">3</text:span></text:p>
      <text:p text:style-name="P3"/>
      <text:p text:style-name="P41">Задача 1.</text:p>
      <text:p text:style-name="P41"/>
      <text:p text:style-name="P80">S = a * (a — b)</text:p>
      <text:p text:style-name="P80"/>
      <text:p text:style-name="P41">Задача <text:span text:style-name="T11">2</text:span>.</text:p>
      <text:p text:style-name="P41"/>
      <text:p text:style-name="P81">A = a * m + (a — b) * n</text:p>
      <text:p text:style-name="P80"/>
      <text:p text:style-name="P41">Задача <text:span text:style-name="T11">3</text:span>.</text:p>
      <text:p text:style-name="P41"/>
      <text:p text:style-name="P82">n = (m — a) + (m — b)</text:p>
      <text:p text:style-name="P82"/>
      <text:p text:style-name="P82"/>
      <text:p text:style-name="P4">§ <text:span text:style-name="T12">4</text:span></text:p>
      <text:p text:style-name="P82"/>
      <text:p text:style-name="P42">Задача 1.</text:p>
      <text:p text:style-name="P42"/>
      <text:p text:style-name="P90">b = 50a</text:p>
      <text:p text:style-name="P83"/>
      <text:p text:style-name="P42">Задача <text:span text:style-name="T12">2</text:span>.</text:p>
      <text:p text:style-name="P42"/>
      <text:p text:style-name="P90">p = 4a</text:p>
      <text:p text:style-name="P42"/>
      <text:p text:style-name="P42">Задача <text:span text:style-name="T12">3</text:span>.</text:p>
      <text:p text:style-name="P42"/>
      <text:p text:style-name="P83">p = 2a + 2b</text:p>
      <text:p text:style-name="P83"/>
      <text:p text:style-name="P42"><text:soft-page-break/>Задача <text:span text:style-name="T12">4</text:span>.</text:p>
      <text:p text:style-name="P42"/>
      <text:p text:style-name="P84"><text:span text:style-name="T15">c = 5</text:span>a <text:span text:style-name="T11">—</text:span> <text:span text:style-name="T15">b</text:span></text:p>
      <text:p text:style-name="P42"/>
      <text:p text:style-name="P43">Задача <text:span text:style-name="T13">5</text:span>.</text:p>
      <text:p text:style-name="P43"/>
      <text:p text:style-name="P85">a = <text:span text:style-name="T15">b + 2b</text:span></text:p>
      <text:p text:style-name="P85"/>
      <text:p text:style-name="P43">Задача <text:span text:style-name="T13">6</text:span>.</text:p>
      <text:p text:style-name="P43"/>
      <text:p text:style-name="P85">A = <text:span text:style-name="T15">a + 2a + 4a</text:span></text:p>
      <text:p text:style-name="P85"/>
      <text:p text:style-name="P43">Задача <text:span text:style-name="T13">7</text:span>.</text:p>
      <text:p text:style-name="P43"/>
      <text:p text:style-name="P92"><text:span text:style-name="T16">p </text:span>= <text:span text:style-name="T16">m — (</text:span>2m <text:span text:style-name="T11">—</text:span> n<text:span text:style-name="T16">)</text:span></text:p>
      <text:p text:style-name="P91"/>
      <text:p text:style-name="P44">Задача <text:span text:style-name="T14">8</text:span>.</text:p>
      <text:p text:style-name="P44"/>
      <text:p text:style-name="P87">p = <text:span text:style-name="T16">2</text:span>a <text:span text:style-name="T16">+ (a — b)</text:span></text:p>
      <text:p text:style-name="P86"/>
      <text:p text:style-name="P44">Задача <text:span text:style-name="T14">9</text:span>.</text:p>
      <text:p text:style-name="P44"/>
      <text:p text:style-name="P93">A =<draw:frame draw:style-name="fr1" draw:name="Object17" text:anchor-type="as-char" svg:y="-0.619cm" svg:width="0.497cm" svg:height="0.998cm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86"/>
      <text:p text:style-name="P44">Задача <text:span text:style-name="T14">10</text:span>.</text:p>
      <text:p text:style-name="P44"/>
      <text:p text:style-name="P86">N = 10a + b</text:p>
      <text:p text:style-name="P86"/>
      <text:p text:style-name="P44">Задача <text:span text:style-name="T14">11</text:span>.</text:p>
      <text:p text:style-name="P44"/>
      <text:p text:style-name="P86">n = 100a + 10b + c</text:p>
      <text:p text:style-name="P86"/>
      <text:p text:style-name="P44">Задача <text:span text:style-name="T14">12</text:span>.</text:p>
      <text:p text:style-name="P44"/>
      <text:p text:style-name="P89">a <text:span text:style-name="T16">+ b </text:span>= <text:span text:style-name="T16">2a — b</text:span></text:p>
      <text:p text:style-name="P88"/>
      <text:p text:style-name="P45">Задача <text:span text:style-name="T14">13</text:span>.</text:p>
      <text:p text:style-name="P45"/>
      <text:p text:style-name="P95">a <text:span text:style-name="T11">—</text:span> c = 2(b <text:span text:style-name="T11">—</text:span> 3c)</text:p>
      <text:p text:style-name="P94"/>
      <text:p text:style-name="P94"/>
      <text:p text:style-name="P5">§ <text:span text:style-name="T17">5</text:span></text:p>
      <text:p text:style-name="P5"/>
      <text:p text:style-name="P46">Задача 1.</text:p>
      <text:p text:style-name="P46"/>
      <text:p text:style-name="P96">4 * 4 = 2 * 2 * 2 * 2 = 16</text:p>
      <text:p text:style-name="P96"/>
      <text:p text:style-name="P46">Задача <text:span text:style-name="T18">2</text:span>.</text:p>
      <text:p text:style-name="P46"/>
      <text:p text:style-name="P46"><draw:frame draw:style-name="fr1" draw:name="Object18" text:anchor-type="as-char" svg:y="-0.437cm" svg:width="1.178cm" svg:height="0.527cm" draw:z-index="50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51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5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46"/>
      <text:p text:style-name="P47"><text:soft-page-break/>Задача <text:span text:style-name="T20">3</text:span>.</text:p>
      <text:p text:style-name="P47"/>
      <text:p text:style-name="P47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5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5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5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47"/>
      <text:p text:style-name="P48">Задача <text:span text:style-name="T21">4</text:span>.</text:p>
      <text:p text:style-name="P48"/>
      <text:p text:style-name="P97">a = 0;<draw:frame draw:style-name="fr1" draw:name="Object29" text:anchor-type="as-char" svg:y="-0.437cm" svg:width="0.556cm" svg:height="0.527cm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97"/>
      <text:p text:style-name="P49">Задача <text:span text:style-name="T22">5</text:span>.</text:p>
      <text:p text:style-name="P49"/>
      <text:p text:style-name="P98">Несправедливо.</text:p>
      <text:p text:style-name="P98"/>
      <text:p text:style-name="P49">Задача <text:span text:style-name="T22">6</text:span>.</text:p>
      <text:p text:style-name="P49"/>
      <text:p text:style-name="P49"><draw:frame draw:style-name="fr1" draw:name="Object31" text:anchor-type="as-char" svg:y="-0.681cm" svg:width="2.87cm" svg:height="1.148cm" draw:z-index="58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5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6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9"/>
      <text:p text:style-name="P49">Задача <text:span text:style-name="T22">7</text:span>.</text:p>
      <text:p text:style-name="P49"/>
      <text:p text:style-name="P49"><text:span text:style-name="T24">a = 25;</text:span><draw:frame draw:style-name="fr1" draw:name="Object34" text:anchor-type="as-char" svg:y="-0.437cm" svg:width="0.758cm" svg:height="0.527cm" draw:z-index="6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49"/>
      <text:p text:style-name="P49">Задача <text:span text:style-name="T22">8</text:span>.</text:p>
      <text:p text:style-name="P4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8">a</text:p>
          </table:table-cell>
          <table:table-cell table:style-name="Table3.B1" office:value-type="string">
            <text:p text:style-name="P219"><draw:frame draw:style-name="fr1" draw:name="Object35" text:anchor-type="as-char" svg:y="-0.437cm" svg:width="2.117cm" svg:height="0.527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28">1</text:p>
          </table:table-cell>
          <table:table-cell table:style-name="Table3.B2" office:value-type="string">
            <text:p text:style-name="P229">8</text:p>
          </table:table-cell>
        </table:table-row>
        <table:table-row>
          <table:table-cell table:style-name="Table3.A2" office:value-type="string">
            <text:p text:style-name="P228">2</text:p>
          </table:table-cell>
          <table:table-cell table:style-name="Table3.B2" office:value-type="string">
            <text:p text:style-name="P229">5</text:p>
          </table:table-cell>
        </table:table-row>
        <table:table-row>
          <table:table-cell table:style-name="Table3.A2" office:value-type="string">
            <text:p text:style-name="P228">3</text:p>
          </table:table-cell>
          <table:table-cell table:style-name="Table3.B2" office:value-type="string">
            <text:p text:style-name="P229">4</text:p>
          </table:table-cell>
        </table:table-row>
        <table:table-row>
          <table:table-cell table:style-name="Table3.A2" office:value-type="string">
            <text:p text:style-name="P228">4</text:p>
          </table:table-cell>
          <table:table-cell table:style-name="Table3.B2" office:value-type="string">
            <text:p text:style-name="P229">5</text:p>
          </table:table-cell>
        </table:table-row>
        <table:table-row>
          <table:table-cell table:style-name="Table3.A2" office:value-type="string">
            <text:p text:style-name="P228">5</text:p>
          </table:table-cell>
          <table:table-cell table:style-name="Table3.B2" office:value-type="string">
            <text:p text:style-name="P229">8</text:p>
          </table:table-cell>
        </table:table-row>
      </table:table>
      <text:p text:style-name="P147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230">a</text:p>
          </table:table-cell>
          <table:table-cell table:style-name="Table4.A1" office:value-type="string">
            <text:p text:style-name="P231"><draw:frame draw:style-name="fr1" draw:name="Object36" text:anchor-type="as-char" svg:y="-0.437cm" svg:width="0.554cm" svg:height="0.52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231"><draw:frame draw:style-name="fr1" draw:name="Object37" text:anchor-type="as-char" svg:y="-0.437cm" svg:width="0.556cm" svg:height="0.527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230">1</text:p>
          </table:table-cell>
          <table:table-cell table:style-name="Table4.A2" office:value-type="string">
            <text:p text:style-name="P230">1</text:p>
          </table:table-cell>
          <table:table-cell table:style-name="Table4.C2" office:value-type="string">
            <text:p text:style-name="P230">1</text:p>
          </table:table-cell>
        </table:table-row>
        <table:table-row>
          <table:table-cell table:style-name="Table4.A2" office:value-type="string">
            <text:p text:style-name="P230">2</text:p>
          </table:table-cell>
          <table:table-cell table:style-name="Table4.A2" office:value-type="string">
            <text:p text:style-name="P230">4</text:p>
          </table:table-cell>
          <table:table-cell table:style-name="Table4.C2" office:value-type="string">
            <text:p text:style-name="P230">8</text:p>
          </table:table-cell>
        </table:table-row>
        <table:table-row>
          <table:table-cell table:style-name="Table4.A2" office:value-type="string">
            <text:p text:style-name="P230">3</text:p>
          </table:table-cell>
          <table:table-cell table:style-name="Table4.A2" office:value-type="string">
            <text:p text:style-name="P230">9</text:p>
          </table:table-cell>
          <table:table-cell table:style-name="Table4.C2" office:value-type="string">
            <text:p text:style-name="P230">27</text:p>
          </table:table-cell>
        </table:table-row>
        <table:table-row>
          <table:table-cell table:style-name="Table4.A2" office:value-type="string">
            <text:p text:style-name="P230">4</text:p>
          </table:table-cell>
          <table:table-cell table:style-name="Table4.A2" office:value-type="string">
            <text:p text:style-name="P230">16</text:p>
          </table:table-cell>
          <table:table-cell table:style-name="Table4.C2" office:value-type="string">
            <text:p text:style-name="P230">64</text:p>
          </table:table-cell>
        </table:table-row>
        <table:table-row>
          <table:table-cell table:style-name="Table4.A2" office:value-type="string">
            <text:p text:style-name="P230">5</text:p>
          </table:table-cell>
          <table:table-cell table:style-name="Table4.A2" office:value-type="string">
            <text:p text:style-name="P230">25</text:p>
          </table:table-cell>
          <table:table-cell table:style-name="Table4.C2" office:value-type="string">
            <text:p text:style-name="P230">125</text:p>
          </table:table-cell>
        </table:table-row>
        <table:table-row>
          <table:table-cell table:style-name="Table4.A2" office:value-type="string">
            <text:p text:style-name="P230">6</text:p>
          </table:table-cell>
          <table:table-cell table:style-name="Table4.A2" office:value-type="string">
            <text:p text:style-name="P230">36</text:p>
          </table:table-cell>
          <table:table-cell table:style-name="Table4.C2" office:value-type="string">
            <text:p text:style-name="P230">216</text:p>
          </table:table-cell>
        </table:table-row>
        <table:table-row>
          <table:table-cell table:style-name="Table4.A2" office:value-type="string">
            <text:p text:style-name="P230">7</text:p>
          </table:table-cell>
          <table:table-cell table:style-name="Table4.A2" office:value-type="string">
            <text:p text:style-name="P230">49</text:p>
          </table:table-cell>
          <table:table-cell table:style-name="Table4.C2" office:value-type="string">
            <text:p text:style-name="P230">343</text:p>
          </table:table-cell>
        </table:table-row>
        <table:table-row>
          <table:table-cell table:style-name="Table4.A2" office:value-type="string">
            <text:p text:style-name="P230">8</text:p>
          </table:table-cell>
          <table:table-cell table:style-name="Table4.A2" office:value-type="string">
            <text:p text:style-name="P230">64</text:p>
          </table:table-cell>
          <table:table-cell table:style-name="Table4.C2" office:value-type="string">
            <text:p text:style-name="P230">512</text:p>
          </table:table-cell>
        </table:table-row>
        <table:table-row>
          <table:table-cell table:style-name="Table4.A2" office:value-type="string">
            <text:p text:style-name="P230">9</text:p>
          </table:table-cell>
          <table:table-cell table:style-name="Table4.A2" office:value-type="string">
            <text:p text:style-name="P230">81</text:p>
          </table:table-cell>
          <table:table-cell table:style-name="Table4.C2" office:value-type="string">
            <text:p text:style-name="P230">729</text:p>
          </table:table-cell>
        </table:table-row>
        <table:table-row>
          <table:table-cell table:style-name="Table4.A2" office:value-type="string">
            <text:p text:style-name="P230">10</text:p>
          </table:table-cell>
          <table:table-cell table:style-name="Table4.A2" office:value-type="string">
            <text:p text:style-name="P230">100</text:p>
          </table:table-cell>
          <table:table-cell table:style-name="Table4.C2" office:value-type="string">
            <text:p text:style-name="P230">1000</text:p>
          </table:table-cell>
        </table:table-row>
      </table:table>
      <text:p text:style-name="P147"/>
      <text:p text:style-name="P50"/>
      <text:p text:style-name="P50"/>
      <text:p text:style-name="P50"/>
      <text:p text:style-name="P50"><text:soft-page-break/>Задача <text:span text:style-name="T23">9</text:span>.</text:p>
      <text:p text:style-name="P99"/>
      <text:p text:style-name="P50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50"/>
      <text:p text:style-name="P50">Задача <text:span text:style-name="T23">10</text:span>.</text:p>
      <text:p text:style-name="P50"/>
      <text:p text:style-name="P99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99"/>
      <text:p text:style-name="P50">Задача <text:span text:style-name="T23">11</text:span>.</text:p>
      <text:p text:style-name="P50"/>
      <text:p text:style-name="P100">v = <draw:frame draw:style-name="fr1" draw:name="Object43" text:anchor-type="as-char" svg:y="-0.437cm" svg:width="0.556cm" svg:height="0.527cm" draw:z-index="6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00"/>
      <text:p text:style-name="P51">Задача <text:span text:style-name="T23">12</text:span>.</text:p>
      <text:p text:style-name="P51"/>
      <text:p text:style-name="P101"><draw:frame draw:style-name="fr1" draw:name="Object44" text:anchor-type="as-char" svg:y="-0.437cm" svg:width="0.554cm" svg:height="0.527cm" draw:z-index="66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6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99"/>
      <text:p text:style-name="P99"/>
      <text:p text:style-name="P99"/>
      <text:p text:style-name="P6">§ <text:span text:style-name="T25">6</text:span></text:p>
      <text:p text:style-name="P6"/>
      <text:p text:style-name="P52">Задача <text:span text:style-name="T23">1</text:span>.</text:p>
      <text:p text:style-name="P52"/>
      <text:p text:style-name="P52"><draw:frame draw:style-name="fr1" draw:name="Object23" text:anchor-type="as-char" svg:y="-0.681cm" svg:width="1.205cm" svg:height="1.058cm" draw:z-index="68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7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7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7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52"/>
      <text:p text:style-name="P52"><draw:frame draw:style-name="fr1" draw:name="Object41" text:anchor-type="as-char" svg:y="-0.619cm" svg:width="5.472cm" svg:height="0.998cm" draw:z-index="73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7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7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52"/>
      <text:p text:style-name="P53">Задача <text:span text:style-name="T26">2</text:span>.</text:p>
      <text:p text:style-name="P53"/>
      <text:p text:style-name="P102">Доказательство: 29 * 13 + 29 * 18 = 29 (13 + 18) = 29 * 31</text:p>
      <text:p text:style-name="P102"/>
      <text:p text:style-name="P102"/>
      <text:p text:style-name="P7">§ <text:span text:style-name="T28">7</text:span></text:p>
      <text:p text:style-name="P7"/>
      <text:p text:style-name="P54">Задача <text:span text:style-name="T23">1</text:span>.</text:p>
      <text:p text:style-name="P103"/>
      <text:p text:style-name="P103">Нет. Обратное число существует для любого, кроме нуля.</text:p>
      <text:p text:style-name="P103"/>
      <text:p text:style-name="P103"/>
      <text:p text:style-name="P8">§ <text:span text:style-name="T29">9</text:span></text:p>
      <text:p text:style-name="P104"/>
      <text:p text:style-name="P55">Задача <text:span text:style-name="T23">1</text:span>.</text:p>
      <text:p text:style-name="P55"/>
      <text:p text:style-name="P105"><text:span text:style-name="T30">R = (</text:span>a * m) + <text:span text:style-name="T30">((A</text:span> — a) * n)</text:p>
      <text:p text:style-name="P105"/>
      <text:p text:style-name="P105">125 = (15 * 3) + ((<text:span text:style-name="T30">3</text:span>5 — 15)) * n)</text:p>
      <text:p text:style-name="P106">125 = 45 + 20 * n</text:p>
      <text:p text:style-name="P106">125 — 45 = 20n</text:p>
      <text:p text:style-name="P106">80 = 20 n</text:p>
      <text:p text:style-name="P106">n = 80 / 20</text:p>
      <text:p text:style-name="P106">n = 4 </text:p>
      <text:p text:style-name="P56"><text:soft-page-break/>Задача <text:span text:style-name="T30">2</text:span>.</text:p>
      <text:p text:style-name="P56"/>
      <text:p text:style-name="P109">v = V — S / t;</text:p>
      <text:p text:style-name="P108">V = S / t + v; </text:p>
      <text:p text:style-name="P107">S = (V — v) * t; </text:p>
      <text:p text:style-name="P107">t = S / (V — v).</text:p>
      <text:p text:style-name="P5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232">S</text:p>
          </table:table-cell>
          <table:table-cell table:style-name="Table5.A1" office:value-type="string">
            <text:p text:style-name="P232">V</text:p>
          </table:table-cell>
          <table:table-cell table:style-name="Table5.A1" office:value-type="string">
            <text:p text:style-name="P232">v</text:p>
          </table:table-cell>
          <table:table-cell table:style-name="Table5.D1" office:value-type="string">
            <text:p text:style-name="P232">t</text:p>
          </table:table-cell>
        </table:table-row>
        <table:table-row>
          <table:table-cell table:style-name="Table5.A2" office:value-type="string">
            <text:p text:style-name="P232">40</text:p>
          </table:table-cell>
          <table:table-cell table:style-name="Table5.A2" office:value-type="string">
            <text:p text:style-name="P232">12</text:p>
          </table:table-cell>
          <table:table-cell table:style-name="Table5.A2" office:value-type="string">
            <text:p text:style-name="P234">2</text:p>
          </table:table-cell>
          <table:table-cell table:style-name="Table5.D2" office:value-type="string">
            <text:p text:style-name="P232">4</text:p>
          </table:table-cell>
        </table:table-row>
        <table:table-row>
          <table:table-cell table:style-name="Table5.A2" office:value-type="string">
            <text:p text:style-name="P232">20</text:p>
          </table:table-cell>
          <table:table-cell table:style-name="Table5.A2" office:value-type="string">
            <text:p text:style-name="P233">13</text:p>
          </table:table-cell>
          <table:table-cell table:style-name="Table5.A2" office:value-type="string">
            <text:p text:style-name="P232">3</text:p>
          </table:table-cell>
          <table:table-cell table:style-name="Table5.D2" office:value-type="string">
            <text:p text:style-name="P232">2</text:p>
          </table:table-cell>
        </table:table-row>
        <table:table-row>
          <table:table-cell table:style-name="Table5.A2" office:value-type="string">
            <text:p text:style-name="P233">36</text:p>
          </table:table-cell>
          <table:table-cell table:style-name="Table5.A2" office:value-type="string">
            <text:p text:style-name="P232">15</text:p>
          </table:table-cell>
          <table:table-cell table:style-name="Table5.A2" office:value-type="string">
            <text:p text:style-name="P232">3</text:p>
          </table:table-cell>
          <table:table-cell table:style-name="Table5.D2" office:value-type="string">
            <text:p text:style-name="P232">3</text:p>
          </table:table-cell>
        </table:table-row>
        <table:table-row>
          <table:table-cell table:style-name="Table5.A2" office:value-type="string">
            <text:p text:style-name="P232">98</text:p>
          </table:table-cell>
          <table:table-cell table:style-name="Table5.A2" office:value-type="string">
            <text:p text:style-name="P232">12,5</text:p>
          </table:table-cell>
          <table:table-cell table:style-name="Table5.A2" office:value-type="string">
            <text:p text:style-name="P232">2,7</text:p>
          </table:table-cell>
          <table:table-cell table:style-name="Table5.D2" office:value-type="string">
            <text:p text:style-name="P233">10</text:p>
          </table:table-cell>
        </table:table-row>
      </table:table>
      <text:p text:style-name="P56"/>
      <text:p text:style-name="P58">Задача <text:span text:style-name="T31">3</text:span>.</text:p>
      <text:p text:style-name="P58"/>
      <text:p text:style-name="P109">(a — 3) * b = (a * c) + d</text:p>
      <text:p text:style-name="P109"/>
      <text:p text:style-name="P109">(40 — 3) * 10 = (40 * 9) + d</text:p>
      <text:p text:style-name="P109">370 = 360 + d</text:p>
      <text:p text:style-name="P109">370 — 360 = d</text:p>
      <text:p text:style-name="P109">d = 10</text:p>
      <text:p text:style-name="P109"/>
      <text:p text:style-name="P58">Задача <text:span text:style-name="T31">4</text:span>.</text:p>
      <text:p text:style-name="P58"/>
      <text:p text:style-name="P112">(a — d) + b = (a + b) / 3</text:p>
      <text:p text:style-name="P112"/>
      <text:p text:style-name="P112">(40 — d) + 5 = (40 + 5) / 3</text:p>
      <text:p text:style-name="P112">(40 — d) + 5 = 15</text:p>
      <text:p text:style-name="P112">40 — d = 10</text:p>
      <text:p text:style-name="P112">d = 30</text:p>
      <text:p text:style-name="P110"/>
      <text:p text:style-name="P59">Задача <text:span text:style-name="T32">5</text:span>.</text:p>
      <text:p text:style-name="P59"/>
      <text:p text:style-name="P111">a + c = a * 2 — d</text:p>
      <text:p text:style-name="P111"/>
      <text:p text:style-name="P111">15 + 5 = 15 * 2 — d</text:p>
      <text:p text:style-name="P111">20 = 30 — d</text:p>
      <text:p text:style-name="P111">d = 30 — 20</text:p>
      <text:p text:style-name="P111">d = 10 <text:s text:c="2"/></text:p>
      <text:p text:style-name="P111"/>
      <text:p text:style-name="P111"><text:s/></text:p>
      <text:p text:style-name="P9">§ <text:span text:style-name="T33">11</text:span></text:p>
      <text:p text:style-name="P9"/>
      <text:p text:style-name="P60">Задача <text:span text:style-name="T33">1</text:span>.</text:p>
      <text:p text:style-name="P60"/>
      <text:p text:style-name="P113"><draw:frame draw:style-name="fr1" draw:name="Object48" text:anchor-type="as-char" svg:y="-0.377cm" svg:width="1.012cm" svg:height="0.531cm" draw:z-index="76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7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7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13"><draw:frame draw:style-name="fr1" draw:name="Object50" text:anchor-type="as-char" svg:y="-0.377cm" svg:width="1.884cm" svg:height="0.531cm" draw:z-index="79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8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13"><draw:frame draw:style-name="fr1" draw:name="Object54" text:anchor-type="as-char" svg:y="-0.683cm" svg:width="1.097cm" svg:height="1.062cm" draw:z-index="81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8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13"><text:soft-page-break/><draw:frame draw:style-name="fr1" draw:name="Object55" text:anchor-type="as-char" svg:y="-0.619cm" svg:width="1.134cm" svg:height="0.998cm" draw:z-index="83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14">h = <draw:frame draw:style-name="fr1" draw:name="Object56" text:anchor-type="as-char" svg:y="-0.619cm" svg:width="1.134cm" svg:height="0.998cm" draw:z-index="84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85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86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87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88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89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14"/>
      <text:p text:style-name="P61">Задача <text:span text:style-name="T36">2</text:span>.</text:p>
      <text:p text:style-name="P61"/>
      <text:p text:style-name="P61"><draw:frame draw:style-name="fr1" draw:name="Object62" text:anchor-type="as-char" svg:y="-0.437cm" svg:width="2.572cm" svg:height="0.591cm" draw:z-index="90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61"><draw:frame draw:style-name="fr1" draw:name="Object63" text:anchor-type="as-char" svg:y="-0.386cm" svg:width="4.59cm" svg:height="0.542cm" draw:z-index="91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61"><draw:frame draw:style-name="fr1" draw:name="Object64" text:anchor-type="as-char" svg:y="-0.377cm" svg:width="3.679cm" svg:height="0.531cm" draw:z-index="9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15"/>
      <text:p text:style-name="P115">150 — 25 = 60 + 22с</text:p>
      <text:p text:style-name="P115">125 = 60 + 22с</text:p>
      <text:p text:style-name="P115">125 — 60 = 22с</text:p>
      <text:p text:style-name="P115">65 = 22с</text:p>
      <text:p text:style-name="P115"><draw:frame draw:style-name="fr1" draw:name="Object65" text:anchor-type="as-char" svg:y="-0.619cm" svg:width="0.714cm" svg:height="0.998cm" draw:z-index="93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15">с =<draw:frame draw:style-name="fr1" draw:name="Object66" text:anchor-type="as-char" svg:y="-0.619cm" svg:width="0.963cm" svg:height="0.998cm" draw:z-index="94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15"/>
      <text:p text:style-name="P62">Задача <text:span text:style-name="T38">3</text:span>.</text:p>
      <text:p text:style-name="P62"/>
      <text:p text:style-name="P116">1) s = a + (a — b) + n;<text:span text:style-name="T39"> проверка:</text:span> 50 = 20 + (20 — 5) + 15 <text:span text:style-name="T39">=&gt; 50 = 50</text:span> </text:p>
      <text:p text:style-name="P116">2) b = a — s + a + n =&gt; b = 20 — 50 + 20 + 15 = 5</text:p>
      <text:p text:style-name="P117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16"/>
      <text:p text:style-name="P63">Задача <text:span text:style-name="T39">4</text:span>.</text:p>
      <text:p text:style-name="P63"/>
      <text:p text:style-name="P119">1) (a * b) + c = d * (a + 8); проверка:<text:span text:style-name="T38"> (20 * 25) + 536 = 37 * (20 + 8) =&gt; 1036 = 1036</text:span></text:p>
      <text:p text:style-name="P118">2) c = d * (a + 8) - (a * b) = 37 * (20 + 8) — (20 * 25) = 536</text:p>
      <text:p text:style-name="P121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20"/>
      <text:p text:style-name="P64">Задача <text:span text:style-name="T40">5</text:span>.</text:p>
      <text:p text:style-name="P64"/>
      <text:p text:style-name="P122">1) a — c = (b — d) * m</text:p>
      <text:p text:style-name="P123"/>
      <text:p text:style-name="P122">2)</text:p>
      <text:p text:style-name="P122"/>
      <text:p text:style-name="P123"><text:s text:c="4"/><text:span text:style-name="T41">m = </text:span>a — c / <text:span text:style-name="T41">b — d</text:span></text:p>
      <text:p text:style-name="P123"><text:s text:c="4"/><text:span text:style-name="T41">b = (a — c + dm) / m</text:span></text:p>
      <text:p text:style-name="P123"><text:s text:c="4"/><text:span text:style-name="T41">a = </text:span>(b — d) * m <text:span text:style-name="T41">+ c</text:span></text:p>
      <text:p text:style-name="P123"><text:s text:c="4"/><text:span text:style-name="T42">d = (bm — (a — c)) / m</text:span></text:p>
      <text:p text:style-name="P123"><text:s text:c="4"/><text:span text:style-name="T41">c = a </text:span>—<text:span text:style-name="T41"> </text:span>(b — d) * m</text:p>
      <text:p text:style-name="P123"/>
      <text:p text:style-name="P123"/>
      <text:p text:style-name="P123"/>
      <text:p text:style-name="P123"/>
      <text:p text:style-name="P12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231"/>
          </table:table-cell>
          <table:table-cell table:style-name="Table6.B1" office:value-type="string">
            <text:p text:style-name="P235">c</text:p>
          </table:table-cell>
          <table:table-cell table:style-name="Table6.B1" office:value-type="string">
            <text:p text:style-name="P235">d</text:p>
          </table:table-cell>
          <table:table-cell table:style-name="Table6.B1" office:value-type="string">
            <text:p text:style-name="P235">a</text:p>
          </table:table-cell>
          <table:table-cell table:style-name="Table6.B1" office:value-type="string">
            <text:p text:style-name="P235">b</text:p>
          </table:table-cell>
          <table:table-cell table:style-name="Table6.B1" office:value-type="string">
            <text:p text:style-name="P235">m</text:p>
          </table:table-cell>
        </table:table-row>
        <table:table-row>
          <table:table-cell table:style-name="Table6.A2" office:value-type="string">
            <text:p text:style-name="P235">1</text:p>
          </table:table-cell>
          <table:table-cell table:style-name="Table6.B2" office:value-type="string">
            <text:p text:style-name="P235">250</text:p>
          </table:table-cell>
          <table:table-cell table:style-name="Table6.B2" office:value-type="string">
            <text:p text:style-name="P235">50</text:p>
          </table:table-cell>
          <table:table-cell table:style-name="Table6.B2" office:value-type="string">
            <text:p text:style-name="P235">1000</text:p>
          </table:table-cell>
          <table:table-cell table:style-name="Table6.B2" office:value-type="string">
            <text:p text:style-name="P235">300</text:p>
          </table:table-cell>
          <table:table-cell table:style-name="Table6.F2" office:value-type="string">
            <text:p text:style-name="P236">3</text:p>
          </table:table-cell>
        </table:table-row>
        <table:table-row>
          <table:table-cell table:style-name="Table6.A2" office:value-type="string">
            <text:p text:style-name="P235">2</text:p>
          </table:table-cell>
          <table:table-cell table:style-name="Table6.B2" office:value-type="string">
            <text:p text:style-name="P235">100</text:p>
          </table:table-cell>
          <table:table-cell table:style-name="Table6.B2" office:value-type="string">
            <text:p text:style-name="P235">600</text:p>
          </table:table-cell>
          <table:table-cell table:style-name="Table6.B2" office:value-type="string">
            <text:p text:style-name="P235">900</text:p>
          </table:table-cell>
          <table:table-cell table:style-name="Table6.B2" office:value-type="string">
            <text:p text:style-name="P237">800</text:p>
          </table:table-cell>
          <table:table-cell table:style-name="Table6.F2" office:value-type="string">
            <text:p text:style-name="P235">4</text:p>
          </table:table-cell>
        </table:table-row>
        <table:table-row>
          <table:table-cell table:style-name="Table6.A2" office:value-type="string">
            <text:p text:style-name="P235">3</text:p>
          </table:table-cell>
          <table:table-cell table:style-name="Table6.B2" office:value-type="string">
            <text:p text:style-name="P235">200</text:p>
          </table:table-cell>
          <table:table-cell table:style-name="Table6.B2" office:value-type="string">
            <text:p text:style-name="P235">300</text:p>
          </table:table-cell>
          <table:table-cell table:style-name="Table6.B2" office:value-type="string">
            <text:p text:style-name="P236">1200</text:p>
          </table:table-cell>
          <table:table-cell table:style-name="Table6.B2" office:value-type="string">
            <text:p text:style-name="P235">800</text:p>
          </table:table-cell>
          <table:table-cell table:style-name="Table6.F2" office:value-type="string">
            <text:p text:style-name="P235">2</text:p>
          </table:table-cell>
        </table:table-row>
        <table:table-row>
          <table:table-cell table:style-name="Table6.A2" office:value-type="string">
            <text:p text:style-name="P235">4</text:p>
          </table:table-cell>
          <table:table-cell table:style-name="Table6.B2" office:value-type="string">
            <text:p text:style-name="P235">500</text:p>
          </table:table-cell>
          <table:table-cell table:style-name="Table6.B2" office:value-type="string">
            <text:p text:style-name="P237">600</text:p>
          </table:table-cell>
          <table:table-cell table:style-name="Table6.B2" office:value-type="string">
            <text:p text:style-name="P235">2000</text:p>
          </table:table-cell>
          <table:table-cell table:style-name="Table6.B2" office:value-type="string">
            <text:p text:style-name="P235">900</text:p>
          </table:table-cell>
          <table:table-cell table:style-name="Table6.F2" office:value-type="string">
            <text:p text:style-name="P235">5</text:p>
          </table:table-cell>
        </table:table-row>
        <table:table-row>
          <table:table-cell table:style-name="Table6.A2" office:value-type="string">
            <text:p text:style-name="P235">5</text:p>
          </table:table-cell>
          <table:table-cell table:style-name="Table6.B2" office:value-type="string">
            <text:p text:style-name="P236">1000</text:p>
          </table:table-cell>
          <table:table-cell table:style-name="Table6.B2" office:value-type="string">
            <text:p text:style-name="P235">300</text:p>
          </table:table-cell>
          <table:table-cell table:style-name="Table6.B2" office:value-type="string">
            <text:p text:style-name="P235">2500</text:p>
          </table:table-cell>
          <table:table-cell table:style-name="Table6.B2" office:value-type="string">
            <text:p text:style-name="P235">800</text:p>
          </table:table-cell>
          <table:table-cell table:style-name="Table6.F2" office:value-type="string">
            <text:p text:style-name="P235">3</text:p>
          </table:table-cell>
        </table:table-row>
      </table:table>
      <text:p text:style-name="P122"/>
      <text:p text:style-name="P124">3)</text:p>
      <text:p text:style-name="P125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25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25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25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25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24"/>
      <text:p text:style-name="P65">Задача <text:span text:style-name="T43">6</text:span>.</text:p>
      <text:p text:style-name="P65"/>
      <text:p text:style-name="P127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28">2)</text:p>
      <text:p text:style-name="P128">a) A = a + (a + 400) + ((a + (a + 400)) / 4) = 100 + (100 + 400) + ((100 + (100 + 400)) / 4) = <text:span text:style-name="T44">750 т</text:span></text:p>
      <text:p text:style-name="P129">б) <text:span text:style-name="T45">7200 = 2000 + (2000 + 800) + ((2000 + (2000 + 800))) / d</text:span></text:p>
      <text:p text:style-name="P126"><text:s text:c="4"/><text:span text:style-name="T45">7200 — 2000 — (2000 + 800) = (2000 + (2000 + 800)) / d</text:span></text:p>
      <text:p text:style-name="P126"><text:s text:c="4"/><text:span text:style-name="T45">2400 = (2000 + (2000 + 800)) / d</text:span></text:p>
      <text:p text:style-name="P126"><text:s text:c="4"/><text:span text:style-name="T45">2400d = 4800</text:span></text:p>
      <text:p text:style-name="P126"><text:s text:c="4"/><text:span text:style-name="T45">d = 4800 / 2400 = 2</text:span></text:p>
      <text:p text:style-name="P126"/>
      <text:p text:style-name="P126"/>
      <text:p text:style-name="P10">§ <text:span text:style-name="T33">12</text:span></text:p>
      <text:p text:style-name="P10"/>
      <text:p text:style-name="P66">Задача <text:span text:style-name="T47">1</text:span>.</text:p>
      <text:p text:style-name="P66"/>
      <text:p text:style-name="P130">2x + 1,75 = 2,3</text:p>
      <text:p text:style-name="P130">2x = 2,3 — 1, 75</text:p>
      <text:p text:style-name="P130">2x = 0,55</text:p>
      <text:p text:style-name="P130">x = 0,55 / 2 = 0,275</text:p>
      <text:p text:style-name="P130"/>
      <text:p text:style-name="P66">Задача <text:span text:style-name="T47">2</text:span>.</text:p>
      <text:p text:style-name="P66"/>
      <text:p text:style-name="P130">3x — 3,7 = 0,8</text:p>
      <text:p text:style-name="P130">3x = 0,8 + 3,7</text:p>
      <text:p text:style-name="P130"><text:soft-page-break/>3x = 4,5</text:p>
      <text:p text:style-name="P130">x = 4,5 / 3 = 1,5</text:p>
      <text:p text:style-name="P130"/>
      <text:p text:style-name="P66">Задача <text:span text:style-name="T47">3</text:span>.</text:p>
      <text:p text:style-name="P66"/>
      <text:p text:style-name="P130">x / 2,5 = 1,3</text:p>
      <text:p text:style-name="P130">x = 1,3 * 2,5</text:p>
      <text:p text:style-name="P130">x = 3,25</text:p>
      <text:p text:style-name="P130"/>
      <text:p text:style-name="P66">Задача <text:span text:style-name="T47">4</text:span>.</text:p>
      <text:p text:style-name="P66"/>
      <text:p text:style-name="P130">12,5 / x = 0,5</text:p>
      <text:p text:style-name="P130">12,5 = 0,5x</text:p>
      <text:p text:style-name="P130">x = 12,5 / 0,5 = 25</text:p>
      <text:p text:style-name="P130"/>
      <text:p text:style-name="P66">Задача <text:span text:style-name="T47">5</text:span>.</text:p>
      <text:p text:style-name="P66"/>
      <text:p text:style-name="P131">12*25 + 40x = 5 руб. 80 коп.</text:p>
      <text:p text:style-name="P132">300 + 40x <text:s/>= 580</text:p>
      <text:p text:style-name="P132">40x = 580 — 300</text:p>
      <text:p text:style-name="P132">40x = 280</text:p>
      <text:p text:style-name="P132">x = 280 / 40 = 7</text:p>
      <text:p text:style-name="P132"/>
      <text:p text:style-name="P132"/>
      <text:p text:style-name="P67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68"><text:span text:style-name="T47">1</text:span>.</text:p>
      <text:p text:style-name="P68"/>
      <text:p text:style-name="P133">3;<text:tab/>-3;<text:tab/>-2;</text:p>
      <text:p text:style-name="P133">2;<text:tab/>-2;<text:tab/>-3.</text:p>
      <text:p text:style-name="P133"/>
      <text:p text:style-name="P133">2.</text:p>
      <text:p text:style-name="P133"/>
      <text:p text:style-name="P133">7+(-3) = 7 — 3 = 4;<text:tab/>9+(-5) = 9 — 5 = 4.</text:p>
      <text:p text:style-name="P133"/>
      <text:p text:style-name="P133">3.</text:p>
      <text:p text:style-name="P133"/>
      <text:p text:style-name="P133">2;<text:tab/>0;<text:tab/>-4.</text:p>
      <text:p text:style-name="P133"/>
      <text:p text:style-name="P13">§ <text:span text:style-name="T49">2</text:span></text:p>
      <text:p text:style-name="P13"/>
      <text:p text:style-name="P14">Упражнения</text:p>
      <text:p text:style-name="P14"/>
      <text:p text:style-name="P134">1.</text:p>
      <text:p text:style-name="P134"/>
      <text:p text:style-name="P134">2 — 5 = -3, т. к. 5 — 3 = 2;</text:p>
      <text:p text:style-name="P134">4 — 9 = -5, т. к. 9 — 5 = 4. </text:p>
      <text:p text:style-name="P15"><text:soft-page-break/>§ <text:span text:style-name="T50">3</text:span></text:p>
      <text:p text:style-name="P15"/>
      <text:p text:style-name="P69">Задача <text:span text:style-name="T47">1</text:span>.</text:p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252">Промежуток времени</text:p>
          </table:table-cell>
          <table:table-cell table:style-name="Table7.B1" office:value-type="string">
            <text:p text:style-name="P243">От 0 ч.</text:p>
            <text:p text:style-name="P243">До 2 ч.</text:p>
          </table:table-cell>
          <table:table-cell table:style-name="Table7.B1" office:value-type="string">
            <text:p text:style-name="P243">2 ч.</text:p>
            <text:p text:style-name="P243">4 ч.</text:p>
          </table:table-cell>
          <table:table-cell table:style-name="Table7.B1" office:value-type="string">
            <text:p text:style-name="P243">4 ч.</text:p>
            <text:p text:style-name="P243">6 ч.</text:p>
          </table:table-cell>
          <table:table-cell table:style-name="Table7.B1" office:value-type="string">
            <text:p text:style-name="P243">6 ч.</text:p>
            <text:p text:style-name="P243">8 ч.</text:p>
          </table:table-cell>
          <table:table-cell table:style-name="Table7.B1" office:value-type="string">
            <text:p text:style-name="P243">8 ч.</text:p>
            <text:p text:style-name="P243">10 ч.</text:p>
          </table:table-cell>
          <table:table-cell table:style-name="Table7.B1" office:value-type="string">
            <text:p text:style-name="P243">10 ч.</text:p>
            <text:p text:style-name="P243">12 ч.</text:p>
          </table:table-cell>
          <table:table-cell table:style-name="Table7.B1" office:value-type="string">
            <text:p text:style-name="P243">12 ч.</text:p>
            <text:p text:style-name="P243">14 ч.</text:p>
          </table:table-cell>
          <table:table-cell table:style-name="Table7.B1" office:value-type="string">
            <text:p text:style-name="P243">14 ч.</text:p>
            <text:p text:style-name="P243">16 ч.</text:p>
          </table:table-cell>
          <table:table-cell table:style-name="Table7.B1" office:value-type="string">
            <text:p text:style-name="P243">16 ч.</text:p>
            <text:p text:style-name="P243">18 ч.</text:p>
          </table:table-cell>
          <table:table-cell table:style-name="Table7.B1" office:value-type="string">
            <text:p text:style-name="P243">18 ч.</text:p>
            <text:p text:style-name="P243">20 ч.</text:p>
          </table:table-cell>
          <table:table-cell table:style-name="Table7.B1" office:value-type="string">
            <text:p text:style-name="P243">20 ч.</text:p>
            <text:p text:style-name="P243">22 ч.</text:p>
          </table:table-cell>
          <table:table-cell table:style-name="Table7.B1" office:value-type="string">
            <text:p text:style-name="P244">22 ч.</text:p>
            <text:p text:style-name="P247">24 ч.</text:p>
          </table:table-cell>
        </table:table-row>
        <table:table-row>
          <table:table-cell table:style-name="Table7.A2" office:value-type="string">
            <text:p text:style-name="P249">Приращение температуры <text:span text:style-name="T52">(в ºC)</text:span></text:p>
          </table:table-cell>
          <table:table-cell table:style-name="Table7.B2" office:value-type="string">
            <text:p text:style-name="P249">-<text:span text:style-name="T51">2</text:span></text:p>
          </table:table-cell>
          <table:table-cell table:style-name="Table7.B2" office:value-type="string">
            <text:p text:style-name="P249">-<text:span text:style-name="T51">1</text:span></text:p>
          </table:table-cell>
          <table:table-cell table:style-name="Table7.B2" office:value-type="string">
            <text:p text:style-name="P247">0</text:p>
          </table:table-cell>
          <table:table-cell table:style-name="Table7.B2" office:value-type="string">
            <text:p text:style-name="P247">+2</text:p>
          </table:table-cell>
          <table:table-cell table:style-name="Table7.B2" office:value-type="string">
            <text:p text:style-name="P247">+3</text:p>
          </table:table-cell>
          <table:table-cell table:style-name="Table7.B2" office:value-type="string">
            <text:p text:style-name="P247">+3</text:p>
          </table:table-cell>
          <table:table-cell table:style-name="Table7.B2" office:value-type="string">
            <text:p text:style-name="P247">+2</text:p>
          </table:table-cell>
          <table:table-cell table:style-name="Table7.B2" office:value-type="string">
            <text:p text:style-name="P249">-<text:span text:style-name="T51">1</text:span></text:p>
          </table:table-cell>
          <table:table-cell table:style-name="Table7.B2" office:value-type="string">
            <text:p text:style-name="P249">-<text:span text:style-name="T51">1</text:span></text:p>
          </table:table-cell>
          <table:table-cell table:style-name="Table7.B2" office:value-type="string">
            <text:p text:style-name="P249">-<text:span text:style-name="T51">1</text:span></text:p>
          </table:table-cell>
          <table:table-cell table:style-name="Table7.B2" office:value-type="string">
            <text:p text:style-name="P249">-<text:span text:style-name="T51">2</text:span></text:p>
          </table:table-cell>
          <table:table-cell table:style-name="Table7.A2" office:value-type="string">
            <text:p text:style-name="P249">-<text:span text:style-name="T51">2</text:span></text:p>
          </table:table-cell>
        </table:table-row>
      </table:table>
      <text:p text:style-name="P69"/>
      <text:p text:style-name="P70">Задача <text:span text:style-name="T53">2</text:span>.</text:p>
      <text:p text:style-name="P7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253">Изменение значений стороны квадрата</text:p>
          </table:table-cell>
          <table:table-cell table:style-name="Table8.B1" office:value-type="string">
            <text:p text:style-name="P245">От <text:span text:style-name="T53">0,5</text:span> см.</text:p>
            <text:p text:style-name="P245">До <text:span text:style-name="T53">1</text:span> см.</text:p>
          </table:table-cell>
          <table:table-cell table:style-name="Table8.B1" office:value-type="string">
            <text:p text:style-name="P245"><text:span text:style-name="T53">1</text:span> см.</text:p>
            <text:p text:style-name="P245"><text:span text:style-name="T53">1,5</text:span> см.</text:p>
          </table:table-cell>
          <table:table-cell table:style-name="Table8.B1" office:value-type="string">
            <text:p text:style-name="P245"><text:span text:style-name="T53">1,5</text:span> см.</text:p>
            <text:p text:style-name="P245"><text:span text:style-name="T53">2</text:span> см.</text:p>
          </table:table-cell>
          <table:table-cell table:style-name="Table8.B1" office:value-type="string">
            <text:p text:style-name="P245"><text:span text:style-name="T53">2</text:span> см.</text:p>
            <text:p text:style-name="P245"><text:span text:style-name="T53">2,5</text:span> см.</text:p>
          </table:table-cell>
          <table:table-cell table:style-name="Table8.B1" office:value-type="string">
            <text:p text:style-name="P245"><text:span text:style-name="T53">2,5</text:span> см.</text:p>
            <text:p text:style-name="P245"><text:span text:style-name="T53">3</text:span> см.</text:p>
          </table:table-cell>
          <table:table-cell table:style-name="Table8.B1" office:value-type="string">
            <text:p text:style-name="P245"><text:span text:style-name="T53">3</text:span> см.</text:p>
            <text:p text:style-name="P245"><text:span text:style-name="T53">3,5</text:span> см.</text:p>
          </table:table-cell>
          <table:table-cell table:style-name="Table8.B1" office:value-type="string">
            <text:p text:style-name="P245"><text:span text:style-name="T53">3,5</text:span> см.</text:p>
            <text:p text:style-name="P245">4 см.</text:p>
          </table:table-cell>
        </table:table-row>
        <table:table-row>
          <table:table-cell table:style-name="Table8.A2" office:value-type="string">
            <text:p text:style-name="P250">Приращение площади квадрата </text:p>
            <text:p text:style-name="P250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255">+0,75</text:p>
          </table:table-cell>
          <table:table-cell table:style-name="Table8.B2" office:value-type="string">
            <text:p text:style-name="P255">+1,25</text:p>
          </table:table-cell>
          <table:table-cell table:style-name="Table8.B2" office:value-type="string">
            <text:p text:style-name="P255">+1,75</text:p>
          </table:table-cell>
          <table:table-cell table:style-name="Table8.B2" office:value-type="string">
            <text:p text:style-name="P255">+2,25</text:p>
          </table:table-cell>
          <table:table-cell table:style-name="Table8.B2" office:value-type="string">
            <text:p text:style-name="P255">+2,75</text:p>
          </table:table-cell>
          <table:table-cell table:style-name="Table8.B2" office:value-type="string">
            <text:p text:style-name="P255">+3,25</text:p>
          </table:table-cell>
          <table:table-cell table:style-name="Table8.A2" office:value-type="string">
            <text:p text:style-name="P255"><text:span text:style-name="T87">+</text:span>3,75</text:p>
          </table:table-cell>
        </table:table-row>
      </table:table>
      <text:p text:style-name="P148"/>
      <text:p text:style-name="P71">Задача <text:span text:style-name="T88">3</text:span>.</text:p>
      <text:p text:style-name="P7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254">Время измерения</text:p>
          </table:table-cell>
          <table:table-cell table:style-name="Table9.B1" office:value-type="string">
            <text:p text:style-name="P246">0 ч.</text:p>
          </table:table-cell>
          <table:table-cell table:style-name="Table9.B1" office:value-type="string">
            <text:p text:style-name="P246">2 ч.</text:p>
          </table:table-cell>
          <table:table-cell table:style-name="Table9.B1" office:value-type="string">
            <text:p text:style-name="P246">4 ч.</text:p>
          </table:table-cell>
          <table:table-cell table:style-name="Table9.B1" office:value-type="string">
            <text:p text:style-name="P246">6 ч.</text:p>
          </table:table-cell>
          <table:table-cell table:style-name="Table9.B1" office:value-type="string">
            <text:p text:style-name="P246">8 ч.</text:p>
          </table:table-cell>
          <table:table-cell table:style-name="Table9.B1" office:value-type="string">
            <text:p text:style-name="P246">10 ч.</text:p>
          </table:table-cell>
          <table:table-cell table:style-name="Table9.B1" office:value-type="string">
            <text:p text:style-name="P246">12 ч.</text:p>
          </table:table-cell>
          <table:table-cell table:style-name="Table9.B1" office:value-type="string">
            <text:p text:style-name="P246">14 ч.</text:p>
          </table:table-cell>
          <table:table-cell table:style-name="Table9.B1" office:value-type="string">
            <text:p text:style-name="P246">16 ч.</text:p>
          </table:table-cell>
          <table:table-cell table:style-name="Table9.B1" office:value-type="string">
            <text:p text:style-name="P246">18 ч.</text:p>
          </table:table-cell>
          <table:table-cell table:style-name="Table9.B1" office:value-type="string">
            <text:p text:style-name="P246">20 ч.</text:p>
          </table:table-cell>
          <table:table-cell table:style-name="Table9.B1" office:value-type="string">
            <text:p text:style-name="P246">22 ч.</text:p>
          </table:table-cell>
          <table:table-cell table:style-name="Table9.B1" office:value-type="string">
            <text:p text:style-name="P246">2<text:span text:style-name="T89">4</text:span> ч.</text:p>
          </table:table-cell>
        </table:table-row>
        <table:table-row>
          <table:table-cell table:style-name="Table9.A2" office:value-type="string">
            <text:p text:style-name="P251">Температура</text:p>
            <text:p text:style-name="P251"><text:span text:style-name="T90">(в ºC)</text:span> </text:p>
          </table:table-cell>
          <table:table-cell table:style-name="Table9.B2" office:value-type="string">
            <text:p text:style-name="P256">+10º</text:p>
          </table:table-cell>
          <table:table-cell table:style-name="Table9.B2" office:value-type="string">
            <text:p text:style-name="P256">+9º</text:p>
          </table:table-cell>
          <table:table-cell table:style-name="Table9.B2" office:value-type="string">
            <text:p text:style-name="P256">+7º</text:p>
          </table:table-cell>
          <table:table-cell table:style-name="Table9.B2" office:value-type="string">
            <text:p text:style-name="P256">+7º</text:p>
          </table:table-cell>
          <table:table-cell table:style-name="Table9.B2" office:value-type="string">
            <text:p text:style-name="P256">+10º</text:p>
          </table:table-cell>
          <table:table-cell table:style-name="Table9.B2" office:value-type="string">
            <text:p text:style-name="P248">+<text:span text:style-name="T89">14º</text:span></text:p>
          </table:table-cell>
          <table:table-cell table:style-name="Table9.B2" office:value-type="string">
            <text:p text:style-name="P248">+<text:span text:style-name="T89">20º</text:span></text:p>
          </table:table-cell>
          <table:table-cell table:style-name="Table9.B2" office:value-type="string">
            <text:p text:style-name="P256">+22º</text:p>
          </table:table-cell>
          <table:table-cell table:style-name="Table9.B2" office:value-type="string">
            <text:p text:style-name="P256">+22º</text:p>
          </table:table-cell>
          <table:table-cell table:style-name="Table9.B2" office:value-type="string">
            <text:p text:style-name="P256">+19º</text:p>
          </table:table-cell>
          <table:table-cell table:style-name="Table9.B2" office:value-type="string">
            <text:p text:style-name="P256">+16º</text:p>
          </table:table-cell>
          <table:table-cell table:style-name="Table9.A2" office:value-type="string">
            <text:p text:style-name="P256">+11º</text:p>
          </table:table-cell>
          <table:table-cell table:style-name="Table9.N2" office:value-type="string">
            <text:p text:style-name="P256">+9º</text:p>
          </table:table-cell>
        </table:table-row>
      </table:table>
      <text:p text:style-name="P149"/>
      <text:p text:style-name="P149"/>
      <text:p text:style-name="P16">§ <text:span text:style-name="T91">5</text:span></text:p>
      <text:p text:style-name="P16"/>
      <text:p text:style-name="P72">Задача <text:span text:style-name="T91">1</text:span>.</text:p>
      <text:p text:style-name="P72"/>
      <text:p text:style-name="P72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17">§ <text:span text:style-name="T92">6</text:span></text:p>
      <text:p text:style-name="P17"/>
      <text:p text:style-name="P17">Упражнения</text:p>
      <text:p text:style-name="P17"/>
      <text:p text:style-name="P135">1.</text:p>
      <text:p text:style-name="P135"/>
      <text:p text:style-name="P135">-8;<text:tab/>-5;<text:tab/>2.</text:p>
      <text:p text:style-name="P135"/>
      <text:p text:style-name="P135">2.</text:p>
      <text:p text:style-name="P135"/>
      <text:p text:style-name="P135">x = 10;<text:tab/><text:tab/>x = 6;</text:p>
      <text:p text:style-name="P135">x = -5;<text:tab/><text:tab/>x = -5.</text:p>
      <text:p text:style-name="P135"/>
      <text:p text:style-name="P135"/>
      <text:p text:style-name="P135"/>
      <text:p text:style-name="P18"><text:soft-page-break/>§ <text:span text:style-name="T93">8</text:span></text:p>
      <text:p text:style-name="P18"/>
      <text:p text:style-name="P18">Упражнения</text:p>
      <text:p text:style-name="P18"/>
      <text:p text:style-name="P136">1.</text:p>
      <text:p text:style-name="P136"/>
      <text:p text:style-name="P136">5;<text:tab/>-6;<text:tab/>-1;<text:tab/>5.</text:p>
      <text:p text:style-name="P136"/>
      <text:p text:style-name="P136">2.</text:p>
      <text:p text:style-name="P136"/>
      <text:p text:style-name="P136">1;<text:tab/>39.</text:p>
      <text:p text:style-name="P136"/>
      <text:p text:style-name="P136">3.</text:p>
      <text:p text:style-name="P136"/>
      <text:p text:style-name="P136">x = -9;<text:tab/><text:tab/>x = 25.</text:p>
      <text:p text:style-name="P136"/>
      <text:p text:style-name="P136"/>
      <text:p text:style-name="P19">§ <text:span text:style-name="T94">9</text:span></text:p>
      <text:p text:style-name="P19"/>
      <text:p text:style-name="P19">Упражнения</text:p>
      <text:p text:style-name="P19"/>
      <text:p text:style-name="P137">1.</text:p>
      <text:p text:style-name="P137"/>
      <text:p text:style-name="P137">4.</text:p>
      <text:p text:style-name="P137"/>
      <text:p text:style-name="P137">2.</text:p>
      <text:p text:style-name="P137"/>
      <text:p text:style-name="P137">-7.</text:p>
      <text:p text:style-name="P137"/>
      <text:p text:style-name="P137"/>
      <text:p text:style-name="P20">§ <text:span text:style-name="T95">10</text:span></text:p>
      <text:p text:style-name="P20"/>
      <text:p text:style-name="P20">Упражнения</text:p>
      <text:p text:style-name="P20"/>
      <text:p text:style-name="P138">1.</text:p>
      <text:p text:style-name="P138"/>
      <text:p text:style-name="P138">3 &gt; -7;<text:tab/><text:tab/>-4 &gt; -7;<text:tab/>0 &lt; 5;<text:tab/><text:tab/>-6 &lt; 3.</text:p>
      <text:p text:style-name="P138"/>
      <text:p text:style-name="P138">2.</text:p>
      <text:p text:style-name="P138"/>
      <text:p text:style-name="P138">1) a &lt; x &lt; b;</text:p>
      <text:p text:style-name="P139">2) <text:span text:style-name="T96">a </text:span><text:span text:style-name="T97">≤ x ≤ b</text:span>;</text:p>
      <text:p text:style-name="P138">3) 0 &lt; a &lt; <text:span text:style-name="T96">1</text:span>.</text:p>
      <text:p text:style-name="P138"/>
      <text:p text:style-name="P138"/>
      <text:p text:style-name="P21">§ <text:span text:style-name="T95">11</text:span></text:p>
      <text:p text:style-name="P21"/>
      <text:p text:style-name="P73">Задача <text:span text:style-name="T91">1</text:span>.</text:p>
      <text:p text:style-name="P73"/>
      <text:p text:style-name="P140">AB = 5;<text:tab/>BA = -5.</text:p>
      <text:p text:style-name="P140"/>
      <text:p text:style-name="P140"/>
      <text:p text:style-name="P73"><text:soft-page-break/>Задача <text:span text:style-name="T98">2</text:span>.</text:p>
      <text:p text:style-name="P73"/>
      <text:p text:style-name="P140">B = -<text:span text:style-name="T99">4 — 3 = -7</text:span>.</text:p>
      <text:p text:style-name="P140"/>
      <text:p text:style-name="P73">Задача <text:span text:style-name="T98">3</text:span>.</text:p>
      <text:p text:style-name="P73"/>
      <text:p text:style-name="P140"><text:span text:style-name="T100">A = 4 + 6 = 10</text:span>.</text:p>
      <text:p text:style-name="P140"/>
      <text:p text:style-name="P140"/>
      <text:p text:style-name="P22">§ <text:span text:style-name="T95">12</text:span></text:p>
      <text:p text:style-name="P22"/>
      <text:p text:style-name="P22">Упражнения</text:p>
      <text:p text:style-name="P22"/>
      <text:p text:style-name="P141">1. -15.<text:tab/><text:tab/>2. 35.<text:tab/><text:tab/>3. -10.<text:tab/><text:tab/>4. 0.</text:p>
      <text:p text:style-name="P141"/>
      <text:p text:style-name="P141">5. 5.<text:tab/><text:tab/>6. -<text:span text:style-name="T101">2</text:span>8.</text:p>
      <text:p text:style-name="P141"/>
      <text:p text:style-name="P141">7. x = -3.<text:tab/>8. x = -7.<text:tab/>9. x = 100<text:tab/>10. x = 0.</text:p>
      <text:p text:style-name="P141"/>
      <text:p text:style-name="P141"/>
      <text:p text:style-name="P23">§ <text:span text:style-name="T95">14</text:span></text:p>
      <text:p text:style-name="P23"/>
      <text:p text:style-name="P23">Упражнения</text:p>
      <text:p text:style-name="P23"/>
      <text:p text:style-name="P142">1.</text:p>
      <text:p text:style-name="P142"/>
      <text:p text:style-name="P142">-3<text:span text:style-name="T54">4</text:span><text:span text:style-name="T102"> — 2</text:span><text:span text:style-name="T54">3</text:span><text:span text:style-name="T102"> = </text:span><text:span text:style-name="T103">73</text:span><text:span text:style-name="T102">;<text:tab/><text:tab/>-3</text:span><text:span text:style-name="T54">4</text:span><text:span text:style-name="T102"> — (-2</text:span><text:span text:style-name="T54">3</text:span><text:span text:style-name="T102">) = </text:span><text:span text:style-name="T103">89</text:span><text:span text:style-name="T102">;<text:tab/>3</text:span><text:span text:style-name="T54">4</text:span><text:span text:style-name="T102"> - (-2</text:span><text:span text:style-name="T54">3</text:span><text:span text:style-name="T102">) = 89;<text:tab/><text:tab/>3</text:span><text:span text:style-name="T54">4</text:span><text:span text:style-name="T102"> — 2</text:span><text:span text:style-name="T54">3</text:span><text:span text:style-name="T102"> = 73.</text:span></text:p>
      <text:p text:style-name="P150"/>
      <text:p text:style-name="P151">2.</text:p>
      <text:p text:style-name="P151"/>
      <text:p text:style-name="P142"><text:span text:style-name="T102">-</text:span><text:span text:style-name="T103">2</text:span><text:span text:style-name="T56">3</text:span><text:span text:style-name="T103"> - (-2) = -</text:span><text:span text:style-name="T104">6;<text:tab/><text:tab/>-1,5</text:span><text:span text:style-name="T57">3 </text:span><text:span text:style-name="T104">- (-1,5) = -1,875;<text:tab/><text:tab/>-1</text:span><text:span text:style-name="T57">3</text:span><text:span text:style-name="T104"> - (-1) = 0;<text:tab/><text:tab/></text:span></text:p>
      <text:p text:style-name="P142"><text:span text:style-name="T104">(-</text:span><text:span text:style-name="T104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04">)</text:span><text:span text:style-name="T57">3</text:span><text:span text:style-name="T104"> - (-</text:span><text:span text:style-name="T104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04">) = </text:span><text:span text:style-name="T104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05">= 0,375</text:span><text:span text:style-name="T104">;<text:tab/>0</text:span><text:span text:style-name="T57">3</text:span><text:span text:style-name="T104"> — 0 = 0;<text:tab/>0,5</text:span><text:span text:style-name="T57">3</text:span><text:span text:style-name="T104"> — 0,5 = -</text:span><text:span text:style-name="T105">0,375;<text:tab/>1,5</text:span><text:span text:style-name="T58">3</text:span><text:span text:style-name="T105"> — 1,5 = 1,875;</text:span></text:p>
      <text:p text:style-name="P142"><text:span text:style-name="T105">2</text:span><text:span text:style-name="T58">3</text:span><text:span text:style-name="T105"> — 2 = 6.</text:span></text:p>
      <text:p text:style-name="P152"/>
      <text:p text:style-name="P153">3.</text:p>
      <text:p text:style-name="P153"/>
      <text:p text:style-name="P143"><text:span text:style-name="T106">(</text:span><text:span text:style-name="T104">-</text:span><text:span text:style-name="T106">1)</text:span><text:span text:style-name="T59">n</text:span><text:span text:style-name="T106"> = 1, если n чётное число, (</text:span><text:span text:style-name="T104">-</text:span><text:span text:style-name="T106">1)</text:span><text:span text:style-name="T59">n</text:span><text:span text:style-name="T106"> = -1, если n нечётное число.</text:span></text:p>
      <text:p text:style-name="P154"/>
      <text:p text:style-name="P154"/>
      <text:p text:style-name="P24">§ <text:span text:style-name="T95">15</text:span></text:p>
      <text:p text:style-name="P24"/>
      <text:p text:style-name="P156">Упражнения</text:p>
      <text:p text:style-name="P156"/>
      <text:p text:style-name="P155">1.</text:p>
      <text:p text:style-name="P162"/>
      <text:p text:style-name="P162">1.</text:p>
      <text:p text:style-name="P163"/>
      <text:p text:style-name="P164">2.</text:p>
      <text:p text:style-name="P164"/>
      <text:p text:style-name="P164">0.</text:p>
      <text:p text:style-name="P164"/>
      <text:p text:style-name="P164"><text:soft-page-break/>3.</text:p>
      <text:p text:style-name="P16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238">x</text:p>
          </table:table-cell>
          <table:table-cell table:style-name="Table10.B1" office:value-type="string">
            <text:p text:style-name="P231">-<text:span text:style-name="T107">3</text:span></text:p>
          </table:table-cell>
          <table:table-cell table:style-name="Table10.B1" office:value-type="string">
            <text:p text:style-name="P231">-<text:span text:style-name="T107">2</text:span></text:p>
          </table:table-cell>
          <table:table-cell table:style-name="Table10.B1" office:value-type="string">
            <text:p text:style-name="P231"><draw:frame draw:style-name="fr1" draw:name="Object73" text:anchor-type="as-char" svg:y="-0.619cm" svg:width="0.847cm" svg:height="0.998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231"><draw:frame draw:style-name="fr1" draw:name="Object74" text:anchor-type="as-char" svg:y="-0.619cm" svg:width="0.87cm" svg:height="0.998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231">-<text:span text:style-name="T107">1,1</text:span></text:p>
          </table:table-cell>
          <table:table-cell table:style-name="Table10.B1" office:value-type="string">
            <text:p text:style-name="P231">-<text:span text:style-name="T107">0,9</text:span></text:p>
          </table:table-cell>
          <table:table-cell table:style-name="Table10.B1" office:value-type="string">
            <text:p text:style-name="P231">-<text:span text:style-name="T107">0,5</text:span></text:p>
          </table:table-cell>
          <table:table-cell table:style-name="Table10.B1" office:value-type="string">
            <text:p text:style-name="P238">0</text:p>
          </table:table-cell>
          <table:table-cell table:style-name="Table10.B1" office:value-type="string">
            <text:p text:style-name="P238">0,5</text:p>
          </table:table-cell>
          <table:table-cell table:style-name="Table10.B1" office:value-type="string">
            <text:p text:style-name="P238">0,9</text:p>
          </table:table-cell>
          <table:table-cell table:style-name="Table10.B1" office:value-type="string">
            <text:p text:style-name="P238">1,1</text:p>
          </table:table-cell>
          <table:table-cell table:style-name="Table10.B1" office:value-type="string">
            <text:p text:style-name="P231"><draw:frame draw:style-name="fr1" draw:name="Object75" text:anchor-type="as-char" svg:y="-0.619cm" svg:width="0.524cm" svg:height="0.998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231"><draw:frame draw:style-name="fr1" draw:name="Object76" text:anchor-type="as-char" svg:y="-0.619cm" svg:width="0.503cm" svg:height="0.998cm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238">2</text:p>
          </table:table-cell>
          <table:table-cell table:style-name="Table10.B1" office:value-type="string">
            <text:p text:style-name="P238">3</text:p>
          </table:table-cell>
        </table:table-row>
        <table:table-row>
          <table:table-cell table:style-name="Table10.A2" office:value-type="string">
            <text:p text:style-name="P231"><draw:frame draw:style-name="fr1" draw:name="Object72" text:anchor-type="as-char" svg:y="-0.619cm" svg:width="1.208cm" svg:height="1.058cm" draw:z-index="3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77" text:anchor-type="as-char" svg:y="-0.619cm" svg:width="0.506cm" svg:height="0.998cm" draw:z-index="3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78" text:anchor-type="as-char" svg:y="-0.619cm" svg:width="0.503cm" svg:height="0.998cm" draw:z-index="3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79" text:anchor-type="as-char" svg:y="-0.619cm" svg:width="0.506cm" svg:height="0.998cm" draw:z-index="3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80" text:anchor-type="as-char" svg:y="-0.619cm" svg:width="0.714cm" svg:height="0.998cm" draw:z-index="3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240"><draw:frame draw:style-name="fr1" draw:name="Object81" text:anchor-type="as-char" svg:y="-0.619cm" svg:width="0.907cm" svg:height="0.998cm" draw:z-index="3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82" text:anchor-type="as-char" svg:y="-0.619cm" svg:width="1.064cm" svg:height="0.998cm" draw:z-index="3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83" text:anchor-type="as-char" svg:y="-0.619cm" svg:width="0.847cm" svg:height="0.998cm" draw:z-index="3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239">0</text:p>
          </table:table-cell>
          <table:table-cell table:style-name="Table10.B2" office:value-type="string">
            <text:p text:style-name="P231"><draw:frame draw:style-name="fr1" draw:name="Object84" text:anchor-type="as-char" svg:y="-0.619cm" svg:width="0.503cm" svg:height="0.998cm" draw:z-index="4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85" text:anchor-type="as-char" svg:y="-0.619cm" svg:width="0.72cm" svg:height="0.998cm" draw:z-index="4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86" text:anchor-type="as-char" svg:y="-0.619cm" svg:width="1.252cm" svg:height="0.998cm" draw:z-index="4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87" text:anchor-type="as-char" svg:y="-0.619cm" svg:width="1.058cm" svg:height="0.998cm" draw:z-index="4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88" text:anchor-type="as-char" svg:y="-0.619cm" svg:width="0.852cm" svg:height="0.998cm" draw:z-index="45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89" text:anchor-type="as-char" svg:y="-0.619cm" svg:width="0.847cm" svg:height="0.998cm" draw:z-index="4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231"><draw:frame draw:style-name="fr1" draw:name="Object90" text:anchor-type="as-char" svg:y="-0.619cm" svg:width="0.85cm" svg:height="0.998cm" draw:z-index="47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64"><text:s text:c="2"/></text:p>
      <text:p text:style-name="P164"/>
      <text:p text:style-name="P25">§ <text:span text:style-name="T95">17</text:span></text:p>
      <text:p text:style-name="P25"/>
      <text:p text:style-name="P157">Упражнения</text:p>
      <text:p text:style-name="P157"/>
      <text:p text:style-name="P165">1.</text:p>
      <text:p text:style-name="P165"/>
      <text:p text:style-name="P165">4º;<text:tab/>2º;<text:tab/>-5º.</text:p>
      <text:p text:style-name="P165"/>
      <text:p text:style-name="P165">2.</text:p>
      <text:p text:style-name="P165"/>
      <text:p text:style-name="P165">14 ч.;<text:tab/><text:span text:style-name="T108">8 ч. и 22 ч.</text:span>;<text:tab/><text:span text:style-name="T108">6 ч.;<text:tab/>14 ч.;<text:tab/>2 ч..</text:span></text:p>
      <text:p text:style-name="P165"/>
      <text:p text:style-name="P166">3.</text:p>
      <text:p text:style-name="P178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241">Высота</text:p>
          </table:table-cell>
          <table:table-cell table:style-name="Table11.B1" office:value-type="string">
            <text:p text:style-name="P242">1000 м</text:p>
          </table:table-cell>
          <table:table-cell table:style-name="Table11.B1" office:value-type="string">
            <text:p text:style-name="P242">2000 м</text:p>
          </table:table-cell>
          <table:table-cell table:style-name="Table11.B1" office:value-type="string">
            <text:p text:style-name="P242">3000 м</text:p>
          </table:table-cell>
          <table:table-cell table:style-name="Table11.B1" office:value-type="string">
            <text:p text:style-name="P242">4000 м</text:p>
          </table:table-cell>
          <table:table-cell table:style-name="Table11.B1" office:value-type="string">
            <text:p text:style-name="P242">5000 м</text:p>
          </table:table-cell>
        </table:table-row>
        <table:table-row>
          <table:table-cell table:style-name="Table11.A1" office:value-type="string">
            <text:p text:style-name="P231">Температура</text:p>
            <text:p text:style-name="P241">(в ºC)</text:p>
          </table:table-cell>
          <table:table-cell table:style-name="Table11.B2" office:value-type="string">
            <text:p text:style-name="P242">+10</text:p>
          </table:table-cell>
          <table:table-cell table:style-name="Table11.B2" office:value-type="string">
            <text:p text:style-name="P242">+5</text:p>
          </table:table-cell>
          <table:table-cell table:style-name="Table11.B2" office:value-type="string">
            <text:p text:style-name="P242">0</text:p>
          </table:table-cell>
          <table:table-cell table:style-name="Table11.B2" office:value-type="string">
            <text:p text:style-name="P231">-<text:span text:style-name="T109">10</text:span></text:p>
          </table:table-cell>
          <table:table-cell table:style-name="Table11.B1" office:value-type="string">
            <text:p text:style-name="P242">-15</text:p>
          </table:table-cell>
        </table:table-row>
      </table:table>
      <text:p text:style-name="P257"/>
      <text:p text:style-name="P257"><draw:frame draw:style-name="fr3" draw:name="Object91" text:anchor-type="paragraph" svg:width="15.998cm" svg:height="8.999cm" draw:z-index="4"><draw:object xlink:href="./Object 91" xlink:type="simple" xlink:show="embed" xlink:actuate="onLoad"/><draw:image xlink:href="./ObjectReplacements/Object 91" xlink:type="simple" xlink:show="embed" xlink:actuate="onLoad"/></draw:frame></text:p>
      <text:p text:style-name="P257"/>
      <text:p text:style-name="P257"/>
      <text:p text:style-name="P26"><text:soft-page-break/>ГЛАВА <text:span text:style-name="T48">III</text:span></text:p>
      <text:p text:style-name="P26"/>
      <text:p text:style-name="P26">§ <text:span text:style-name="T110">2</text:span></text:p>
      <text:p text:style-name="P26"/>
      <text:p text:style-name="P158">Упражнения</text:p>
      <text:p text:style-name="P158"/>
      <text:p text:style-name="P167">1. Целое.<text:tab/>2. Целое.<text:tab/>3. Целое.<text:tab/>4. Дробное.</text:p>
      <text:p text:style-name="P167"/>
      <text:p text:style-name="P168">5. Дробное.<text:tab/>6. Дробное.<text:tab/>7. Дробное.</text:p>
      <text:p text:style-name="P168"/>
      <text:p text:style-name="P168"/>
      <text:p text:style-name="P27">§ <text:span text:style-name="T111">3</text:span></text:p>
      <text:p text:style-name="P27"/>
      <text:p text:style-name="P159">Упражнения</text:p>
      <text:p text:style-name="P168"/>
      <text:p text:style-name="P169">1. x<text:span text:style-name="T54">2</text:span> + 4xy — 2a<text:span text:style-name="T54">2</text:span>.</text:p>
      <text:p text:style-name="P169"/>
      <text:p text:style-name="P169">2. 0,83x<text:span text:style-name="T54">2</text:span> — 0,77a<text:span text:style-name="T54">2</text:span> + 4,41ax.</text:p>
      <text:p text:style-name="P169"/>
      <text:p text:style-name="P169">3. 5a<text:span text:style-name="T54">2</text:span>.</text:p>
      <text:p text:style-name="P169"/>
      <text:p text:style-name="P169"/>
      <text:p text:style-name="P28">§ <text:span text:style-name="T112">4</text:span></text:p>
      <text:p text:style-name="P28"/>
      <text:p text:style-name="P160">Упражнения</text:p>
      <text:p text:style-name="P169"/>
      <text:p text:style-name="P170">1. -3x<text:span text:style-name="T54">2</text:span> + 3xy — 5y<text:span text:style-name="T54">2</text:span>.</text:p>
      <text:p text:style-name="P170">2. <text:span text:style-name="T120">-5ab + 5a</text:span><text:span text:style-name="T116">2</text:span><text:span text:style-name="T120"> — 6b</text:span><text:span text:style-name="T116">2</text:span><text:span text:style-name="T120">.</text:span></text:p>
      <text:p text:style-name="P170">3. <text:span text:style-name="T113">1 + x</text:span><text:span text:style-name="T60">2</text:span><text:span text:style-name="T113"> + x</text:span><text:span text:style-name="T60">4</text:span><text:span text:style-name="T113">.</text:span></text:p>
      <text:p text:style-name="P171"/>
      <text:p text:style-name="P171">4. x = a<text:span text:style-name="T54">2</text:span> + 2ab — 2b<text:span text:style-name="T54">2</text:span>.</text:p>
      <text:p text:style-name="P171">5. x = 3ab — b<text:span text:style-name="T54">2</text:span> + a<text:span text:style-name="T54">2</text:span>.</text:p>
      <text:p text:style-name="P171">6. x = <text:span text:style-name="T113">3</text:span>ab<text:span text:style-name="T54">2</text:span> + 3a<text:span text:style-name="T54">2</text:span>b + b<text:span text:style-name="T54">3</text:span>.</text:p>
      <text:p text:style-name="P171"/>
      <text:p text:style-name="P171"/>
      <text:p text:style-name="P29">§ <text:span text:style-name="T126">5</text:span></text:p>
      <text:p text:style-name="P29"/>
      <text:p text:style-name="P161">Упражнения</text:p>
      <text:p text:style-name="P161"/>
      <text:p text:style-name="P172">1. a<text:span text:style-name="T54">19</text:span>.</text:p>
      <text:p text:style-name="P172">2. a<text:span text:style-name="T54">18</text:span>.</text:p>
      <text:p text:style-name="P172">3. x<text:span text:style-name="T54">15</text:span>.</text:p>
      <text:p text:style-name="P172">4. c<text:span text:style-name="T54">24</text:span>.</text:p>
      <text:p text:style-name="P172">5. <text:span text:style-name="T127">(a — b)</text:span><text:span text:style-name="T61">7</text:span><text:span text:style-name="T127">.</text:span></text:p>
      <text:p text:style-name="P172">6. <text:span text:style-name="T127">(</text:span>x<text:span text:style-name="T54"> </text:span><text:span text:style-name="T61">2</text:span><text:span text:style-name="T114"> + y</text:span><text:span text:style-name="T117">2</text:span><text:span text:style-name="T121">)</text:span><text:span text:style-name="T117">6</text:span><text:span text:style-name="T114">.</text:span></text:p>
      <text:p text:style-name="P172"><text:span text:style-name="T114">7. x = b</text:span><text:span text:style-name="T115">5</text:span><text:span text:style-name="T114">.</text:span></text:p>
      <text:p text:style-name="P172"><text:span text:style-name="T114">8. x = b</text:span><text:span text:style-name="T115">2</text:span><text:span text:style-name="T114">.</text:span></text:p>
      <text:p text:style-name="P172"><text:span text:style-name="T114">9. x = b</text:span><text:span text:style-name="T117">4</text:span><text:span text:style-name="T114">.</text:span></text:p>
      <text:p text:style-name="P179"/>
      <text:p text:style-name="P179"/>
      <text:p text:style-name="P179"/>
      <text:p text:style-name="P179"/>
      <text:p text:style-name="P30"><text:soft-page-break/>§ <text:span text:style-name="T128">6</text:span></text:p>
      <text:p text:style-name="P30"/>
      <text:p text:style-name="P180">Упражнения</text:p>
      <text:p text:style-name="P180"/>
      <text:p text:style-name="P173"><text:span text:style-name="T114">1. 35x</text:span><text:span text:style-name="T115">3</text:span><text:span text:style-name="T114">y</text:span><text:span text:style-name="T115">3</text:span><text:span text:style-name="T114">z.</text:span></text:p>
      <text:p text:style-name="P173"><text:span text:style-name="T114">2. </text:span><text:span text:style-name="T114"><draw:frame draw:style-name="fr1" draw:name="Object92" text:anchor-type="as-char" svg:y="-0.619cm" svg:width="0.503cm" svg:height="0.998cm" draw:z-index="35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14">x</text:span><text:span text:style-name="T115">3</text:span><text:span text:style-name="T114">y</text:span><text:span text:style-name="T115">3</text:span><text:span text:style-name="T114">.</text:span></text:p>
      <text:p text:style-name="P173"><text:span text:style-name="T114">3. 13a</text:span><text:span text:style-name="T115">4</text:span><text:span text:style-name="T114">b</text:span><text:span text:style-name="T115">3</text:span><text:span text:style-name="T114">c</text:span><text:span text:style-name="T115">2</text:span><text:span text:style-name="T114">.</text:span></text:p>
      <text:p text:style-name="P173"><text:span text:style-name="T114">4. </text:span><text:span text:style-name="T122">x = -63a</text:span><text:span text:style-name="T118">3</text:span><text:span text:style-name="T122">bc.</text:span></text:p>
      <text:p text:style-name="P188">5. x = -9bc.</text:p>
      <text:p text:style-name="P174"><text:span text:style-name="T114">6. x = 8a</text:span><text:span text:style-name="T115">2</text:span><text:span text:style-name="T114">c.</text:span></text:p>
      <text:p text:style-name="P188"/>
      <text:p text:style-name="P31">§ <text:span text:style-name="T129">7</text:span></text:p>
      <text:p text:style-name="P31"/>
      <text:p text:style-name="P181">Упражнения</text:p>
      <text:p text:style-name="P181"/>
      <text:p text:style-name="P175"><text:span text:style-name="T114">1. 16a</text:span><text:span text:style-name="T115">12</text:span><text:span text:style-name="T114">b</text:span><text:span text:style-name="T115">4</text:span><text:span text:style-name="T114">c</text:span><text:span text:style-name="T115">4</text:span><text:span text:style-name="T114">.</text:span></text:p>
      <text:p text:style-name="P175"><text:span text:style-name="T114">2. -a</text:span><text:span text:style-name="T115">5</text:span><text:span text:style-name="T114">b</text:span><text:span text:style-name="T115">10</text:span><text:span text:style-name="T114">c</text:span><text:span text:style-name="T115">5</text:span><text:span text:style-name="T114">.</text:span></text:p>
      <text:p text:style-name="P175"><text:span text:style-name="T114">3. </text:span><text:span text:style-name="T114"><draw:frame draw:style-name="fr1" draw:name="Object93" text:anchor-type="as-char" svg:y="-0.619cm" svg:width="0.524cm" svg:height="0.998cm" draw:z-index="43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14">x</text:span><text:span text:style-name="T115">2</text:span><text:span text:style-name="T114">y</text:span><text:span text:style-name="T115">4</text:span><text:span text:style-name="T114">.</text:span></text:p>
      <text:p text:style-name="P175"><text:span text:style-name="T114">4. 0,0081a</text:span><text:span text:style-name="T115">12</text:span><text:span text:style-name="T114">x</text:span><text:span text:style-name="T115">4</text:span><text:span text:style-name="T114">y</text:span><text:span text:style-name="T115">8</text:span><text:span text:style-name="T114">.</text:span></text:p>
      <text:p text:style-name="P189"/>
      <text:p text:style-name="P32">§ <text:span text:style-name="T130">8</text:span></text:p>
      <text:p text:style-name="P32"/>
      <text:p text:style-name="P182">Упражнения</text:p>
      <text:p text:style-name="P182"/>
      <text:p text:style-name="P176"><text:span text:style-name="T114">1. x</text:span><text:span text:style-name="T115">2</text:span><text:span text:style-name="T114">y — 6x</text:span><text:span text:style-name="T115">3</text:span><text:span text:style-name="T114">.</text:span></text:p>
      <text:p text:style-name="P176"><text:span text:style-name="T114">2. -2a</text:span><text:span text:style-name="T115">3</text:span><text:span text:style-name="T114">b + 2a</text:span><text:span text:style-name="T115">2</text:span><text:span text:style-name="T114">b</text:span><text:span text:style-name="T115">2</text:span><text:span text:style-name="T114"> — 4ab</text:span><text:span text:style-name="T115">3</text:span><text:span text:style-name="T114">.</text:span></text:p>
      <text:p text:style-name="P176"><text:span text:style-name="T114">3. x = -3a</text:span><text:span text:style-name="T115">4</text:span><text:span text:style-name="T114">b — 3ab</text:span><text:span text:style-name="T115">4</text:span><text:span text:style-name="T114">.</text:span></text:p>
      <text:p text:style-name="P176"><text:span text:style-name="T114">4. x = </text:span><text:span text:style-name="T123">a (a+b) : (a+b) = a.</text:span></text:p>
      <text:p text:style-name="P177"><text:span text:style-name="T114">5. x = </text:span><text:span text:style-name="T123">a (a — 2b) : (a — 2b) = a.</text:span></text:p>
      <text:p text:style-name="P177"><text:span text:style-name="T114">6. x = 3a</text:span><text:span text:style-name="T115">2</text:span><text:span text:style-name="T114"> — 2b</text:span><text:span text:style-name="T115">2</text:span><text:span text:style-name="T114">.</text:span></text:p>
      <text:p text:style-name="P192"/>
      <text:p text:style-name="P192"/>
      <text:p text:style-name="P33">§ <text:span text:style-name="T131">9</text:span></text:p>
      <text:p text:style-name="P33"/>
      <text:p text:style-name="P183">Упражнения</text:p>
      <text:p text:style-name="P183"/>
      <text:p text:style-name="P191">1. <text:span text:style-name="T132">2x</text:span><text:span text:style-name="T62">4</text:span><text:span text:style-name="T132"> — x</text:span><text:span text:style-name="T62">3</text:span><text:span text:style-name="T132">y + 3x</text:span><text:span text:style-name="T62">2</text:span><text:span text:style-name="T132">y</text:span><text:span text:style-name="T62">2</text:span><text:span text:style-name="T132"> + xy</text:span><text:span text:style-name="T62">3 </text:span><text:span text:style-name="T132">+ 4y</text:span><text:span text:style-name="T62">4</text:span><text:span text:style-name="T132">.</text:span></text:p>
      <text:p text:style-name="P190">2. <text:span text:style-name="T133">4a</text:span><text:span text:style-name="T63">2</text:span><text:span text:style-name="T133"> + 4ab + b</text:span><text:span text:style-name="T63">2</text:span><text:span text:style-name="T133"> — c</text:span><text:span text:style-name="T63">2</text:span><text:span text:style-name="T133">.</text:span><text:span text:style-name="T63"> </text:span></text:p>
      <text:p text:style-name="P190">3. <draw:frame draw:style-name="fr1" draw:name="Object94" text:anchor-type="as-char" svg:y="-0.619cm" svg:width="1.423cm" svg:height="0.998cm" draw:z-index="48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134">x</text:span><text:span text:style-name="T64">3</text:span><text:span text:style-name="T134"> - </text:span><text:span text:style-name="T134"><draw:frame draw:style-name="fr1" draw:name="Object99" text:anchor-type="as-char" svg:y="-0.619cm" svg:width="1.284cm" svg:height="0.998cm" draw:z-index="4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34">y</text:span><text:span text:style-name="T64">3</text:span><text:span text:style-name="T134">.</text:span></text:p>
      <text:p text:style-name="P193">4. <text:span text:style-name="T135">x</text:span><text:span text:style-name="T65">4</text:span><text:span text:style-name="T135"> + 2x</text:span><text:span text:style-name="T65">3</text:span><text:span text:style-name="T135">y + 3x</text:span><text:span text:style-name="T65">2</text:span><text:span text:style-name="T135">y</text:span><text:span text:style-name="T65">2</text:span><text:span text:style-name="T135"> + 2xy</text:span><text:span text:style-name="T65">3</text:span><text:span text:style-name="T135"> + y</text:span><text:span text:style-name="T65">4</text:span><text:span text:style-name="T135">.</text:span></text:p>
      <text:p text:style-name="P193"/>
      <text:p text:style-name="P34">§ <text:span text:style-name="T136">10</text:span></text:p>
      <text:p text:style-name="P34"/>
      <text:p text:style-name="P184">Упражнения</text:p>
      <text:p text:style-name="P184"/>
      <text:p text:style-name="P194">1. <text:span text:style-name="T139">2x</text:span><text:span text:style-name="T68">3</text:span><text:span text:style-name="T139"> + 3x</text:span><text:span text:style-name="T68">2</text:span><text:span text:style-name="T139">y — 4x</text:span><text:span text:style-name="T68">2</text:span><text:span text:style-name="T139">z — 2xy</text:span><text:span text:style-name="T68">2 </text:span><text:span text:style-name="T139">— 2xyz + 2xz</text:span><text:span text:style-name="T68">2 </text:span><text:span text:style-name="T139">+ 2y</text:span><text:span text:style-name="T68">2</text:span><text:span text:style-name="T139">z — yz</text:span><text:span text:style-name="T68">2</text:span><text:span text:style-name="T139"> + 2x</text:span><text:span text:style-name="T68">2</text:span><text:span text:style-name="T139"> + 4xy — 4xz — 4yz + 2z</text:span><text:span text:style-name="T68">2</text:span><text:span text:style-name="T139">.</text:span></text:p>
      <text:p text:style-name="P195">2. <text:span text:style-name="T139">x</text:span><text:span text:style-name="T68">4</text:span><text:span text:style-name="T139"> — 16y</text:span><text:span text:style-name="T68">4</text:span><text:span text:style-name="T139">. </text:span></text:p>
      <text:p text:style-name="P196">3. <text:span text:style-name="T137">x</text:span><text:span text:style-name="T66">3</text:span><text:span text:style-name="T137"> + y</text:span><text:span text:style-name="T66">3 </text:span><text:span text:style-name="T137">+ z</text:span><text:span text:style-name="T67">3</text:span><text:span text:style-name="T138"> + 3x</text:span><text:span text:style-name="T66">2</text:span><text:span text:style-name="T137">y + 3x</text:span><text:span text:style-name="T66">2</text:span><text:span text:style-name="T137">z + 3xy</text:span><text:span text:style-name="T66">2</text:span><text:span text:style-name="T137"> + 3y</text:span><text:span text:style-name="T66">2</text:span><text:span text:style-name="T137">z + 3xz</text:span><text:span text:style-name="T67">2</text:span><text:span text:style-name="T138"> + 3yz</text:span><text:span text:style-name="T66">2</text:span><text:span text:style-name="T137"> + 6xyz.</text:span></text:p>
      <text:p text:style-name="P195">4. a<text:span text:style-name="T54">4</text:span> — a<text:span text:style-name="T54">3</text:span>b — 7a<text:span text:style-name="T54">2</text:span>b<text:span text:style-name="T54">2</text:span> + ab<text:span text:style-name="T54">3</text:span> + 6b<text:span text:style-name="T54">4</text:span>.</text:p>
      <text:p text:style-name="P35"><text:soft-page-break/>§ <text:span text:style-name="T136">11</text:span></text:p>
      <text:p text:style-name="P35"/>
      <text:p text:style-name="P185">Упражнения</text:p>
      <text:p text:style-name="P185"/>
      <text:p text:style-name="P197">1. a<text:span text:style-name="T54">5</text:span> + a<text:span text:style-name="T54">4</text:span> + 2a<text:span text:style-name="T54">3</text:span> — 6a<text:span text:style-name="T54">2</text:span> — 3a + 5.</text:p>
      <text:p text:style-name="P198">2. 2a<text:span text:style-name="T54">6</text:span> + <text:span text:style-name="T140">3</text:span>a<text:span text:style-name="T54">5</text:span> + a<text:span text:style-name="T54">4 </text:span><text:span text:style-name="T140">+ 9a</text:span><text:span text:style-name="T69">3 </text:span>— <text:span text:style-name="T140">2</text:span>a<text:span text:style-name="T54">2</text:span> — <text:span text:style-name="T140">18a + 5.</text:span></text:p>
      <text:p text:style-name="P199">3. b<text:span text:style-name="T54">6</text:span> — 1.</text:p>
      <text:p text:style-name="P199">4. x<text:span text:style-name="T54">3</text:span> + 7x<text:span text:style-name="T54">2</text:span> + 7x — 15.</text:p>
      <text:p text:style-name="P199">5. x<text:span text:style-name="T54">3</text:span> — 6x<text:span text:style-name="T54">2</text:span> + 11x — 6.</text:p>
      <text:p text:style-name="P199"/>
      <text:p text:style-name="P199"/>
      <text:p text:style-name="P36">§ <text:span text:style-name="T136">12</text:span></text:p>
      <text:p text:style-name="P186"/>
      <text:p text:style-name="P200">Формула 6.</text:p>
      <text:p text:style-name="P200">(A + B) (A<text:span text:style-name="T54">2</text:span> — AB + B<text:span text:style-name="T54">2</text:span>) = A<text:span text:style-name="T54">3</text:span> — A<text:span text:style-name="T54">2</text:span>B + AB<text:span text:style-name="T54">2</text:span> + A<text:span text:style-name="T54">2</text:span>B — AB<text:span text:style-name="T54">2</text:span> + B<text:span text:style-name="T54">3</text:span> = A<text:span text:style-name="T54">3</text:span> + B<text:span text:style-name="T54">3</text:span>.</text:p>
      <text:p text:style-name="P200">Формула 7.</text:p>
      <text:p text:style-name="P200">(A — B) <text:span text:style-name="T141">(A</text:span><text:span text:style-name="T70">2</text:span><text:span text:style-name="T141"> + AB + B</text:span><text:span text:style-name="T70">2</text:span><text:span text:style-name="T141">) = A</text:span><text:span text:style-name="T70">3</text:span><text:span text:style-name="T141"> + A</text:span><text:span text:style-name="T70">2</text:span><text:span text:style-name="T141">B + AB</text:span><text:span text:style-name="T70">2</text:span><text:span text:style-name="T141"> — A</text:span><text:span text:style-name="T70">2</text:span><text:span text:style-name="T141">B — AB</text:span><text:span text:style-name="T70">2</text:span><text:span text:style-name="T141"> — B</text:span><text:span text:style-name="T70">3</text:span><text:span text:style-name="T141"> = A</text:span><text:span text:style-name="T70">3</text:span><text:span text:style-name="T141"> — B</text:span><text:span text:style-name="T70">3</text:span><text:span text:style-name="T141">.</text:span></text:p>
      <text:p text:style-name="P200">Формула <text:span text:style-name="T141">8.</text:span></text:p>
      <text:p text:style-name="P201">(A + B + C)<text:span text:style-name="T54">2</text:span> = (A + B + C) (A + B + C) = A<text:span text:style-name="T54">2</text:span> + AB + AC + AB + B<text:span text:style-name="T54">2</text:span> + BC + AC + BC + C<text:span text:style-name="T54">2</text:span> =</text:p>
      <text:p text:style-name="P201">= A<text:span text:style-name="T54">2</text:span> + B<text:span text:style-name="T54">2</text:span> + C<text:span text:style-name="T54">2</text:span> + 2 AB + 2 AC + 2BC.</text:p>
      <text:p text:style-name="P201"/>
      <text:p text:style-name="P37"/>
      <text:p text:style-name="P187">Упражнения</text:p>
      <text:p text:style-name="P207"/>
      <text:p text:style-name="P202">1. <text:span text:style-name="T142">(3ab — x</text:span><text:span text:style-name="T71">2</text:span><text:span text:style-name="T142">) (3ab + x</text:span><text:span text:style-name="T71">2</text:span><text:span text:style-name="T142">) = </text:span>9a<text:span text:style-name="T54">2</text:span>b<text:span text:style-name="T54">2</text:span> — x<text:span text:style-name="T54">4</text:span>.</text:p>
      <text:p text:style-name="P203">2. (x — 1) (x + 1) (x<text:span text:style-name="T54">2</text:span> + 1) = <text:span text:style-name="T142">(x</text:span><text:span text:style-name="T71">2</text:span><text:span text:style-name="T142"> + 1) (x</text:span><text:span text:style-name="T71">2</text:span><text:span text:style-name="T142"> — 1) = x</text:span><text:span text:style-name="T71">4</text:span><text:span text:style-name="T142"> — 1.</text:span></text:p>
      <text:p text:style-name="P204">3. (a + b)<text:span text:style-name="T54">2 </text:span>(a — b)<text:span text:style-name="T54">2</text:span> = (a<text:span text:style-name="T54">2</text:span> + 2ab + b<text:span text:style-name="T54">2</text:span>) (a<text:span text:style-name="T54">2</text:span> — 2ab + b<text:span text:style-name="T54">2</text:span>) <text:span text:style-name="T143">= a</text:span><text:span text:style-name="T73">4</text:span><text:span text:style-name="T145"> — 2a</text:span><text:span text:style-name="T73">3</text:span><text:span text:style-name="T145">b + a</text:span><text:span text:style-name="T73">2</text:span><text:span text:style-name="T145">b</text:span><text:span text:style-name="T73">2</text:span><text:span text:style-name="T145"> + 2a</text:span><text:span text:style-name="T73">3</text:span><text:span text:style-name="T145">b — 4a</text:span><text:span text:style-name="T73">2</text:span><text:span text:style-name="T145">b</text:span><text:span text:style-name="T73">2</text:span><text:span text:style-name="T145"> + 2ab</text:span><text:span text:style-name="T74">3 </text:span><text:span text:style-name="T145">+ a</text:span><text:span text:style-name="T73">2</text:span><text:span text:style-name="T145">b</text:span><text:span text:style-name="T73">2</text:span><text:span text:style-name="T145"> — 2ab</text:span><text:span text:style-name="T73">3</text:span><text:span text:style-name="T145"> + b</text:span><text:span text:style-name="T73">4</text:span><text:span text:style-name="T146"> = a</text:span><text:span text:style-name="T73">4</text:span><text:span text:style-name="T145"> — 2a</text:span><text:span text:style-name="T73">2</text:span><text:span text:style-name="T145">b</text:span><text:span text:style-name="T73">2 </text:span><text:span text:style-name="T145">+ b</text:span><text:span text:style-name="T73">4</text:span><text:span text:style-name="T146">.</text:span></text:p>
      <text:p text:style-name="P205">(a + b)<text:span text:style-name="T54">2 </text:span>(a — b)<text:span text:style-name="T54">2</text:span> = <text:span text:style-name="T144">(a</text:span><text:span text:style-name="T72">2</text:span><text:span text:style-name="T144"> + 2ab + b</text:span><text:span text:style-name="T72">2</text:span><text:span text:style-name="T144">) (a</text:span><text:span text:style-name="T72">2</text:span><text:span text:style-name="T144"> — 2ab + b</text:span><text:span text:style-name="T72">2</text:span><text:span text:style-name="T144">) = (a</text:span><text:span text:style-name="T72">2</text:span><text:span text:style-name="T144"> + 2ab) (a</text:span><text:span text:style-name="T72">2</text:span><text:span text:style-name="T144"> — 2ab) + b</text:span><text:span text:style-name="T75">2</text:span><text:span text:style-name="T148"> (a</text:span><text:span text:style-name="T72">2</text:span><text:span text:style-name="T144"> + 2ab) + b</text:span><text:span text:style-name="T75">2</text:span><text:span text:style-name="T148">(a</text:span><text:span text:style-name="T72">2</text:span><text:span text:style-name="T144"> — 2ab) + b</text:span><text:span text:style-name="T75">4 </text:span><text:span text:style-name="T148">= <text:s/>a</text:span><text:span text:style-name="T75">4</text:span><text:span text:style-name="T148"> - <text:s/>4a</text:span><text:span text:style-name="T75">2</text:span><text:span text:style-name="T148">b</text:span><text:span text:style-name="T75">2</text:span><text:span text:style-name="T148"> + a</text:span><text:span text:style-name="T75">2</text:span><text:span text:style-name="T148">b</text:span><text:span text:style-name="T75">2 </text:span><text:span text:style-name="T148">+ <text:s/>2ab</text:span><text:span text:style-name="T75">3</text:span><text:span text:style-name="T148"> + a</text:span><text:span text:style-name="T75">2</text:span><text:span text:style-name="T148">b</text:span><text:span text:style-name="T75">2 </text:span><text:span text:style-name="T144">— <text:s/>2ab</text:span><text:span text:style-name="T77">3</text:span><text:span text:style-name="T149"> + b</text:span><text:span text:style-name="T75">4 </text:span><text:span text:style-name="T148">= a</text:span><text:span text:style-name="T75">4</text:span><text:span text:style-name="T148"> — 2a</text:span><text:span text:style-name="T73">2</text:span><text:span text:style-name="T145">b</text:span><text:span text:style-name="T73">2 <text:s/></text:span><text:span text:style-name="T145">+ b</text:span><text:span text:style-name="T73">4</text:span><text:span text:style-name="T145">.</text:span></text:p>
      <text:p text:style-name="P208">4. (a<text:span text:style-name="T54">2</text:span> + 3ab + b<text:span text:style-name="T54">2</text:span>) (a<text:span text:style-name="T54">2</text:span> — 3ab + b<text:span text:style-name="T54">2</text:span>) = (a<text:span text:style-name="T54">2</text:span> + 3ab<text:span text:style-name="T148">) (</text:span>a<text:span text:style-name="T54">2</text:span> — 3ab<text:span text:style-name="T148">) + <text:s/></text:span>b<text:span text:style-name="T54">2 </text:span><text:span text:style-name="T148">(</text:span>a<text:span text:style-name="T54">2</text:span> + 3ab<text:span text:style-name="T148">) + <text:s/></text:span>b<text:span text:style-name="T54">2</text:span>(a<text:span text:style-name="T54">2</text:span> — 3ab<text:span text:style-name="T148">) + <text:s/></text:span>b<text:span text:style-name="T75">4</text:span><text:span text:style-name="T148"> =</text:span></text:p>
      <text:p text:style-name="P209">= a<text:span text:style-name="T54">4</text:span> — 9a<text:span text:style-name="T54">2</text:span>b<text:span text:style-name="T54">2</text:span> + <text:s/><text:span text:style-name="T147">b</text:span><text:span text:style-name="T76">2 </text:span><text:span text:style-name="T147">a</text:span><text:span text:style-name="T76">2</text:span><text:span text:style-name="T147"> </text:span>+ <text:s/><text:span text:style-name="T147">3ab</text:span><text:span text:style-name="T54">3</text:span> + <text:s/><text:span text:style-name="T147">b</text:span><text:span text:style-name="T76">2</text:span><text:span text:style-name="T147">a</text:span><text:span text:style-name="T76">2</text:span><text:span text:style-name="T147"> - <text:s/>3ab</text:span><text:span text:style-name="T54">3</text:span> + b<text:span text:style-name="T54">4</text:span> = a<text:span text:style-name="T54">4</text:span> — 7a<text:span text:style-name="T54">2</text:span>b<text:span text:style-name="T54">2 </text:span>+ b<text:span text:style-name="T54">4</text:span>.</text:p>
      <text:p text:style-name="P206"><text:span text:style-name="T149">5. (3x — 2y) (9x</text:span><text:span text:style-name="T78">2</text:span><text:span text:style-name="T150"> + 6xy + 4y</text:span><text:span text:style-name="T78">2</text:span><text:span text:style-name="T150">) = 27x</text:span><text:span text:style-name="T78">3</text:span><text:span text:style-name="T150"> — 8y</text:span><text:span text:style-name="T78">3</text:span><text:span text:style-name="T150">.</text:span></text:p>
      <text:p text:style-name="P210">6. (2x + 1)<text:span text:style-name="T54">3</text:span> = 8x<text:span text:style-name="T54">3</text:span> + 12x<text:span text:style-name="T54">2</text:span> + 6x + 1.</text:p>
      <text:p text:style-name="P210">7. (-a — b)<text:span text:style-name="T54">2</text:span> = a<text:span text:style-name="T54">2</text:span> + 2ab + b<text:span text:style-name="T54">2</text:span>.</text:p>
      <text:p text:style-name="P211">8. (x<text:span text:style-name="T54">2</text:span> + 2x — 1)<text:span text:style-name="T54">2</text:span> = (x<text:span text:style-name="T54">2</text:span> + 2x — 1) (x<text:span text:style-name="T54">2</text:span> + 2x — 1) <text:span text:style-name="T151">= </text:span>x<text:span text:style-name="T79">4</text:span> <text:span text:style-name="T151">+ 2x</text:span><text:span text:style-name="T79">3</text:span><text:span text:style-name="T151"> — x</text:span><text:span text:style-name="T79">2</text:span><text:span text:style-name="T151"> + 2x</text:span><text:span text:style-name="T79">3</text:span><text:span text:style-name="T151"> + 4x</text:span><text:span text:style-name="T79">2</text:span><text:span text:style-name="T151"> — 2x — x</text:span><text:span text:style-name="T79">2</text:span><text:span text:style-name="T151"> — 2x + 1 =</text:span></text:p>
      <text:p text:style-name="P211"><text:span text:style-name="T151"><text:s/>= <text:s/></text:span>x<text:span text:style-name="T79">4 </text:span><text:span text:style-name="T151">+ 4x</text:span><text:span text:style-name="T79">3 </text:span><text:span text:style-name="T151">+ 2x</text:span><text:span text:style-name="T79">2</text:span><text:span text:style-name="T151"> — 4x + 1.</text:span></text:p>
      <text:p text:style-name="P212"/>
      <text:p text:style-name="P213">9. (a + b) x = a<text:span text:style-name="T81">2</text:span> — b<text:span text:style-name="T80">2</text:span></text:p>
      <text:p text:style-name="P258">x = (a + b) (a — b) / (a + b) = a — b.</text:p>
      <text:p text:style-name="P213"><text:span text:style-name="T152">10. (3a</text:span><text:span text:style-name="T81">2</text:span><text:span text:style-name="T152"> — 2b) x = 9a</text:span><text:span text:style-name="T81">4</text:span><text:span text:style-name="T152"> — 4b</text:span><text:span text:style-name="T81">2</text:span></text:p>
      <text:p text:style-name="P213"><text:span text:style-name="T152">x = (3a</text:span><text:span text:style-name="T81">2</text:span><text:span text:style-name="T152"> — 2b) (3a</text:span><text:span text:style-name="T81">2</text:span><text:span text:style-name="T152"> + 2b) / (3a</text:span><text:span text:style-name="T81">2</text:span><text:span text:style-name="T152"> — 2b) = <text:s/>3a</text:span><text:span text:style-name="T81">2</text:span><text:span text:style-name="T152"> + 2b.</text:span></text:p>
      <text:p text:style-name="P214">11. (2p + 3q) x = 4p<text:span text:style-name="T54">2</text:span> + 12pq + 9q<text:span text:style-name="T54">2</text:span></text:p>
      <text:p text:style-name="P215">x = (2p + 3q)<text:span text:style-name="T54">2</text:span> / <text:span text:style-name="T153">(2p + 3q) </text:span>= <text:s/><text:span text:style-name="T153">2p + 3q.</text:span></text:p>
      <text:p text:style-name="P215">12. (a<text:span text:style-name="T54">3</text:span> — 8b<text:span text:style-name="T54">3</text:span>) : x = a — 2b</text:p>
      <text:p text:style-name="P215">x = (a — 2b) (a + 2b)<text:span text:style-name="T54">2</text:span> : (a — 2b) = (a + 2b)<text:span text:style-name="T54">2</text:span> = <text:s/>a<text:span text:style-name="T54">2</text:span> + 2ab + 4b<text:span text:style-name="T54">2</text:span>.</text:p>
      <text:p text:style-name="P215">13. x : (3p + q) = 9p<text:span text:style-name="T54">2</text:span> — 3pq + q<text:span text:style-name="T54">2</text:span></text:p>
      <text:p text:style-name="P216">x = (3p — q)<text:span text:style-name="T54">2</text:span> (3p + q) = (3p + q) (3p — q) (3p — q) = <text:span text:style-name="T154">(9p</text:span><text:span text:style-name="T82">2</text:span><text:span text:style-name="T154"> — q</text:span><text:span text:style-name="T82">2</text:span><text:span text:style-name="T154">) </text:span>(3p — q) <text:span text:style-name="T154">= 27p</text:span><text:span text:style-name="T82">3</text:span><text:span text:style-name="T154"> — 9p</text:span><text:span text:style-name="T82">2</text:span><text:span text:style-name="T154">q + <text:s/>9p</text:span><text:span text:style-name="T82">2</text:span><text:span text:style-name="T154">q + q</text:span><text:span text:style-name="T82">3 </text:span><text:span text:style-name="T154">= </text:span>27p<text:span text:style-name="T54">3</text:span> + q<text:span text:style-name="T54">3</text:span>.</text:p>
      <text:p text:style-name="P216"/>
      <text:p text:style-name="P216"/>
      <text:p text:style-name="P216"/>
      <text:p text:style-name="P268"><text:soft-page-break/>§ <text:span text:style-name="T136">13</text:span></text:p>
      <text:p text:style-name="P268"/>
      <text:p text:style-name="P260">Упражнения</text:p>
      <text:p text:style-name="P260"/>
      <text:p text:style-name="P263">1. 1591.<text:tab/><text:tab/>2. <text:span text:style-name="T156">1764.<text:tab/><text:tab/>3. 9216.<text:tab/><text:tab/>4. 8064.</text:span></text:p>
      <text:p text:style-name="P264">5. <text:span text:style-name="T157">(x </text:span>½<text:span text:style-name="T157">)</text:span><text:span text:style-name="T84">2</text:span><text:span text:style-name="T157"> =</text:span> <text:span text:style-name="T157">(</text:span>x <text:span text:style-name="T157">+ </text:span>½<text:span text:style-name="T155">)</text:span><text:span text:style-name="T83">2</text:span> <text:span text:style-name="T155">=</text:span> <text:span text:style-name="T155">x</text:span><text:span text:style-name="T83">2</text:span><text:span text:style-name="T155"> + 2 * </text:span>½ <text:span text:style-name="T155">* x + (</text:span>½<text:span text:style-name="T155">)</text:span><text:span text:style-name="T83">2</text:span><text:span text:style-name="T155"> = <text:s/>x</text:span><text:span text:style-name="T83">2 </text:span><text:span text:style-name="T155">+ x + ¼ = x (x + 1) + <text:s/>¼.</text:span></text:p>
      <text:p text:style-name="P270"><text:span text:style-name="T124">6. (1,0035)</text:span><text:span text:style-name="T119">2</text:span><text:span text:style-name="T124"> = (1 + 0,0035)</text:span><text:span text:style-name="T119">2</text:span><text:span text:style-name="T124"> </text:span><text:span text:style-name="T161">≈</text:span><text:span text:style-name="T124"> 1,007.</text:span></text:p>
      <text:p text:style-name="P265">7. (0,997)<text:span text:style-name="T54">3</text:span> = (1 — 0,003)<text:span text:style-name="T54">3</text:span> <text:span text:style-name="T159">≈</text:span> 1 — 3 * 0,003 <text:span text:style-name="T159">≈ </text:span><text:span text:style-name="T160">1 — 0,009 </text:span><text:span text:style-name="T159">≈ </text:span><text:span text:style-name="T160">0,991</text:span>.</text:p>
      <text:p text:style-name="P270"><text:span text:style-name="T125">8. </text:span><text:span text:style-name="T125"><draw:frame draw:style-name="fr1" draw:name="Object95" text:anchor-type="as-char" svg:y="-0.619cm" svg:width="1.238cm" svg:height="0.998cm" draw:z-index="95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25"><text:s/>= </text:span><text:span text:style-name="T125"><draw:frame draw:style-name="fr1" draw:name="Object96" text:anchor-type="as-char" svg:y="-0.619cm" svg:width="2.039cm" svg:height="1.037cm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61">≈ </text:span><text:span text:style-name="T164">1 — 0,003 </text:span><text:span text:style-name="T162">≈ <text:s/></text:span><text:span text:style-name="T163">0,997.</text:span></text:p>
      <text:p text:style-name="P262"><text:span text:style-name="T158"/></text:p>
      <text:p text:style-name="P269">§ <text:span text:style-name="T136">14</text:span></text:p>
      <text:p text:style-name="P269"/>
      <text:p text:style-name="P261">Упражнения</text:p>
      <text:p text:style-name="P261"/>
      <text:p text:style-name="P266">1. x (x + 1) (x + 2) (x + 3) + 1 = (x<text:span text:style-name="T54">2 </text:span>+ 3x + 1)<text:span text:style-name="T54">2</text:span></text:p>
      <text:p text:style-name="P266">(x<text:span text:style-name="T54">2</text:span> + x) (x + 2) (x + 3) + 1 = (x<text:span text:style-name="T54">2 </text:span>+ 3x + 1) (x<text:span text:style-name="T54">2 </text:span>+ 3x + 1)</text:p>
      <text:p text:style-name="P266">(x<text:span text:style-name="T54">3</text:span> + 2x<text:span text:style-name="T54">2</text:span> + x<text:span text:style-name="T54">2</text:span> + 2x) (x + 3) + 1 = x<text:span text:style-name="T54">4</text:span> + 3x<text:span text:style-name="T54">3</text:span> + x<text:span text:style-name="T54">2</text:span> + 3x<text:span text:style-name="T54">3</text:span> + 9x<text:span text:style-name="T54">2</text:span> + 3x + x<text:span text:style-name="T54">2</text:span> + 3x + 1</text:p>
      <text:p text:style-name="P266">x<text:span text:style-name="T54">4</text:span> + 3x<text:span text:style-name="T54">3</text:span> + 2x<text:span text:style-name="T54">3</text:span> + 6x<text:span text:style-name="T54">2</text:span> + x<text:span text:style-name="T54">3</text:span> + 3x<text:span text:style-name="T54">2</text:span> + 2x<text:span text:style-name="T54">2</text:span> + 6x + 1 = <text:s/>x<text:span text:style-name="T54">4</text:span> + 6x<text:span text:style-name="T54">3</text:span> + 11x<text:span text:style-name="T54">2</text:span> + 6x + 1</text:p>
      <text:p text:style-name="P266">x<text:span text:style-name="T54">4</text:span> + 6x<text:span text:style-name="T54">3</text:span> + 11x<text:span text:style-name="T54">2</text:span> + 6x + 1 = x<text:span text:style-name="T54">4</text:span> + 6x<text:span text:style-name="T54">3</text:span> + 11x<text:span text:style-name="T54">2</text:span> + 6x + 1.</text:p>
      <text:p text:style-name="P266"/>
      <text:p text:style-name="P266">2. (a<text:span text:style-name="T54">2</text:span> + b<text:span text:style-name="T54">2</text:span>) (c<text:span text:style-name="T54">2</text:span> + d<text:span text:style-name="T54">2</text:span>) = (ac — bd)<text:span text:style-name="T54">2</text:span> + (ad + bc)<text:span text:style-name="T54">2</text:span></text:p>
      <text:p text:style-name="P267">a<text:span text:style-name="T54">2</text:span>c<text:span text:style-name="T54">2 </text:span>+ a<text:span text:style-name="T54">2 </text:span>d<text:span text:style-name="T54">2 </text:span>+ b<text:span text:style-name="T54">2</text:span>c<text:span text:style-name="T54">2 </text:span>+ b<text:span text:style-name="T54">2 </text:span>d<text:span text:style-name="T54">2</text:span> <text:span text:style-name="T165">= </text:span>a<text:span text:style-name="T85">2</text:span>c<text:span text:style-name="T85">2</text:span><text:span text:style-name="T165"> — 2abcd + b</text:span><text:span text:style-name="T85">2</text:span><text:span text:style-name="T165">d</text:span><text:span text:style-name="T85">2</text:span><text:span text:style-name="T165"> + </text:span>a<text:span text:style-name="T85">2</text:span>d<text:span text:style-name="T85">2</text:span><text:span text:style-name="T165"> + 2</text:span>a<text:span text:style-name="T166">bcd</text:span> <text:span text:style-name="T165">+ b</text:span><text:span text:style-name="T85">2</text:span><text:span text:style-name="T165">c</text:span><text:span text:style-name="T85">2</text:span></text:p>
      <text:p text:style-name="P267">a<text:span text:style-name="T54">2</text:span>c<text:span text:style-name="T54">2 </text:span>+ a<text:span text:style-name="T54">2 </text:span>d<text:span text:style-name="T54">2 </text:span>+ b<text:span text:style-name="T54">2</text:span>c<text:span text:style-name="T54">2 </text:span>+ b<text:span text:style-name="T54">2 </text:span>d<text:span text:style-name="T54">2</text:span> <text:span text:style-name="T166">= </text:span>a<text:span text:style-name="T85">2</text:span>c<text:span text:style-name="T85">2 </text:span><text:span text:style-name="T165">+ </text:span>a<text:span text:style-name="T85">2</text:span>d<text:span text:style-name="T85">2 </text:span><text:span text:style-name="T166">+ b</text:span><text:span text:style-name="T85">2</text:span><text:span text:style-name="T165">c</text:span><text:span text:style-name="T85">2 </text:span><text:span text:style-name="T166">+ b</text:span><text:span text:style-name="T85">2</text:span><text:span text:style-name="T165">d</text:span><text:span text:style-name="T85">2</text:span><text:span text:style-name="T16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13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2-20T01:48:42.563340839</dc:date>
    <dc:creator>Игорь </dc:creator>
    <meta:editing-duration>PT10H7M39S</meta:editing-duration>
    <meta:editing-cycles>111</meta:editing-cycles>
    <meta:generator>LibreOffice/6.1.1.2$MacOSX_X86_64 LibreOffice_project/5d19a1bfa650b796764388cd8b33a5af1f5baa1b</meta:generator>
    <meta:document-statistic meta:table-count="11" meta:image-count="0" meta:object-count="97" meta:page-count="17" meta:paragraph-count="671" meta:word-count="2770" meta:character-count="9470" meta:non-whitespace-character-count="7063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2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93/content.xml><?xml version="1.0" encoding="utf-8"?>
<math xmlns="http://www.w3.org/1998/Math/MathML" display="block">
  <semantics>
    <mfrac>
      <mn>4</mn>
      <mn>9</mn>
    </mfrac>
    <annotation encoding="StarMath 5.0">4 over {9}
 </annotation>
  </semantics>
</math>
</file>

<file path=Object 94/content.xml><?xml version="1.0" encoding="utf-8"?>
<math xmlns="http://www.w3.org/1998/Math/MathML" display="block">
  <semantics>
    <mrow>
      <mrow>
        <mo stretchy="false">−</mo>
        <mn>6</mn>
      </mrow>
      <mrow>
        <mo fence="true" stretchy="false">(</mo>
        <mrow>
          <mfrac>
            <mn>2</mn>
            <mn>9</mn>
          </mfrac>
        </mrow>
        <mo fence="true" stretchy="false">)</mo>
      </mrow>
    </mrow>
    <annotation encoding="StarMath 5.0">-6(2 over {9})</annotation>
  </semantics>
</math>
</file>

<file path=Object 95/content.xml><?xml version="1.0" encoding="utf-8"?>
<math xmlns="http://www.w3.org/1998/Math/MathML" display="block">
  <semantics>
    <mfrac>
      <mn>1</mn>
      <mn>1,003</mn>
    </mfrac>
    <annotation encoding="StarMath 5.0">1 over 1,003</annotation>
  </semantics>
</math>
</file>

<file path=Object 96/content.xml><?xml version="1.0" encoding="utf-8"?>
<math xmlns="http://www.w3.org/1998/Math/MathML" display="block">
  <semantics>
    <mfrac>
      <mn>1</mn>
      <mrow>
        <mo fence="true" stretchy="false">(</mo>
        <mrow>
          <mrow>
            <mn>1</mn>
            <mo stretchy="false">+</mo>
            <mn>0,003</mn>
          </mrow>
        </mrow>
        <mo fence="true" stretchy="false">)</mo>
      </mrow>
    </mfrac>
    <annotation encoding="StarMath 5.0">1 over (1 + 0,003)</annotation>
  </semantics>
</math>
</file>

<file path=Object 99/content.xml><?xml version="1.0" encoding="utf-8"?>
<math xmlns="http://www.w3.org/1998/Math/MathML" display="block">
  <semantics>
    <mrow>
      <mn>1</mn>
      <mrow>
        <mo fence="true" stretchy="false">(</mo>
        <mrow>
          <mfrac>
            <mn>32</mn>
            <mn>49</mn>
          </mfrac>
        </mrow>
        <mo fence="true" stretchy="false">)</mo>
      </mrow>
    </mrow>
    <annotation encoding="StarMath 5.0">1 (32 over {49})</annotation>
  </semantics>
</math>
</file>